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T10_315" style:family="text"/>
    <style:style style:name="T10_316" style:family="text"/>
    <style:style style:name="T10_317" style:family="text"/>
    <style:style style:name="T10_318" style:family="text"/>
    <style:style style:name="T10_319" style:family="text"/>
    <style:style style:name="T10_320" style:family="text"/>
    <style:style style:name="T10_321" style:family="text"/>
    <style:style style:name="T10_322" style:family="text"/>
    <style:style style:name="T10_323" style:family="text"/>
    <style:style style:name="T10_324" style:family="text"/>
    <style:style style:name="T10_325" style:family="text"/>
    <style:style style:name="T10_326" style:family="text"/>
    <style:style style:name="T10_327" style:family="text"/>
    <style:style style:name="T10_328" style:family="text"/>
    <style:style style:name="T10_329" style:family="text"/>
    <style:style style:name="T10_330" style:family="text"/>
    <style:style style:name="T10_331" style:family="text"/>
    <style:style style:name="T10_332" style:family="text"/>
    <style:style style:name="T10_333" style:family="text"/>
    <style:style style:name="T10_334" style:family="text"/>
    <style:style style:name="T10_335" style:family="text"/>
    <style:style style:name="T10_336" style:family="text"/>
    <style:style style:name="T10_337" style:family="text"/>
    <style:style style:name="T10_338" style:family="text"/>
    <style:style style:name="T10_339" style:family="text"/>
    <style:style style:name="T10_340" style:family="text"/>
    <style:style style:name="T10_341" style:family="text"/>
    <style:style style:name="T10_342" style:family="text"/>
    <style:style style:name="T10_343" style:family="text"/>
    <style:style style:name="T10_344" style:family="text"/>
    <style:style style:name="T10_345" style:family="text"/>
    <style:style style:name="T10_346" style:family="text"/>
    <style:style style:name="T10_347" style:family="text"/>
    <style:style style:name="T10_348" style:family="text"/>
    <style:style style:name="T10_349" style:family="text"/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T12_281" style:family="text"/>
    <style:style style:name="T12_282" style:family="text"/>
    <style:style style:name="T12_283" style:family="text"/>
    <style:style style:name="T12_284" style:family="text"/>
    <style:style style:name="T12_285" style:family="text"/>
    <style:style style:name="T12_286" style:family="text"/>
    <style:style style:name="T12_287" style:family="text"/>
    <style:style style:name="T12_288" style:family="text"/>
    <style:style style:name="T12_289" style:family="text"/>
    <style:style style:name="T12_290" style:family="text"/>
    <style:style style:name="T12_291" style:family="text"/>
    <style:style style:name="T12_292" style:family="text"/>
    <style:style style:name="T12_293" style:family="text"/>
    <style:style style:name="T12_294" style:family="text"/>
    <style:style style:name="T12_295" style:family="text"/>
    <style:style style:name="T12_296" style:family="text"/>
    <style:style style:name="T12_297" style:family="text"/>
    <style:style style:name="T12_298" style:family="text"/>
    <style:style style:name="T12_299" style:family="text"/>
    <style:style style:name="T12_300" style:family="text"/>
    <style:style style:name="T12_301" style:family="text"/>
    <style:style style:name="T12_302" style:family="text"/>
    <style:style style:name="T12_303" style:family="text"/>
    <style:style style:name="T12_304" style:family="text"/>
    <style:style style:name="T12_305" style:family="text"/>
    <style:style style:name="T12_306" style:family="text"/>
    <style:style style:name="T12_307" style:family="text"/>
    <style:style style:name="T12_308" style:family="text"/>
    <style:style style:name="T12_309" style:family="text"/>
    <style:style style:name="T12_310" style:family="text"/>
    <style:style style:name="T12_311" style:family="text"/>
    <style:style style:name="T12_312" style:family="text"/>
    <style:style style:name="T12_313" style:family="text"/>
    <style:style style:name="T12_314" style:family="text"/>
    <style:style style:name="T12_315" style:family="text"/>
    <style:style style:name="T12_316" style:family="text"/>
    <style:style style:name="T12_317" style:family="text"/>
    <style:style style:name="T12_318" style:family="text"/>
    <style:style style:name="T12_319" style:family="text"/>
    <style:style style:name="T12_320" style:family="text"/>
    <style:style style:name="T12_321" style:family="text"/>
    <style:style style:name="T12_322" style:family="text"/>
    <style:style style:name="T12_323" style:family="text"/>
    <style:style style:name="T12_324" style:family="text"/>
    <style:style style:name="T12_325" style:family="text"/>
    <style:style style:name="T12_326" style:family="text"/>
    <style:style style:name="T12_327" style:family="text"/>
    <style:style style:name="T12_328" style:family="text"/>
    <style:style style:name="T12_329" style:family="text"/>
    <style:style style:name="T12_330" style:family="text"/>
    <style:style style:name="T12_331" style:family="text"/>
    <style:style style:name="T12_332" style:family="text"/>
    <style:style style:name="T12_333" style:family="text"/>
    <style:style style:name="T12_334" style:family="text"/>
    <style:style style:name="T12_335" style:family="text"/>
    <style:style style:name="T12_336" style:family="text"/>
    <style:style style:name="T12_337" style:family="text"/>
    <style:style style:name="T12_338" style:family="text"/>
    <style:style style:name="T12_339" style:family="text"/>
    <style:style style:name="T12_340" style:family="text"/>
    <style:style style:name="T12_341" style:family="text"/>
    <style:style style:name="T12_342" style:family="text"/>
    <style:style style:name="T12_343" style:family="text"/>
    <style:style style:name="T12_344" style:family="text"/>
    <style:style style:name="T12_345" style:family="text"/>
    <style:style style:name="T12_346" style:family="text"/>
    <style:style style:name="T12_347" style:family="text"/>
    <style:style style:name="T12_348" style:family="text"/>
    <style:style style:name="T12_349" style:family="text"/>
    <style:style style:name="T12_350" style:family="text"/>
    <style:style style:name="T12_351" style:family="text"/>
    <style:style style:name="T12_352" style:family="text"/>
    <style:style style:name="T12_353" style:family="text"/>
    <style:style style:name="T12_354" style:family="text"/>
    <style:style style:name="T12_355" style:family="text"/>
    <style:style style:name="T12_356" style:family="text"/>
    <style:style style:name="T12_357" style:family="text"/>
    <style:style style:name="T12_358" style:family="text"/>
    <style:style style:name="T12_359" style:family="text"/>
    <style:style style:name="T12_360" style:family="text"/>
    <style:style style:name="T12_361" style:family="text"/>
    <style:style style:name="T12_362" style:family="text"/>
    <style:style style:name="T12_363" style:family="text"/>
    <style:style style:name="T12_364" style:family="text"/>
    <style:style style:name="T12_365" style:family="text"/>
    <style:style style:name="T12_366" style:family="text"/>
    <style:style style:name="T12_367" style:family="text"/>
    <style:style style:name="T12_368" style:family="text"/>
    <style:style style:name="T12_369" style:family="text"/>
    <style:style style:name="T12_370" style:family="text"/>
    <style:style style:name="T12_371" style:family="text"/>
    <style:style style:name="T12_372" style:family="text"/>
    <style:style style:name="T12_373" style:family="text"/>
    <style:style style:name="T12_374" style:family="text"/>
    <style:style style:name="T12_375" style:family="text"/>
    <style:style style:name="T12_376" style:family="text"/>
    <style:style style:name="T12_377" style:family="text"/>
    <style:style style:name="T12_378" style:family="text"/>
    <style:style style:name="T12_379" style:family="text"/>
    <style:style style:name="T12_380" style:family="text"/>
    <style:style style:name="T12_381" style:family="text"/>
    <style:style style:name="T12_382" style:family="text"/>
    <style:style style:name="T12_383" style:family="text"/>
    <style:style style:name="T12_384" style:family="text"/>
    <style:style style:name="T12_385" style:family="text"/>
    <style:style style:name="T12_386" style:family="text"/>
    <style:style style:name="T12_387" style:family="text"/>
    <style:style style:name="T12_388" style:family="text"/>
    <style:style style:name="T12_389" style:family="text"/>
    <style:style style:name="T12_390" style:family="text"/>
    <style:style style:name="T12_391" style:family="text"/>
    <style:style style:name="T12_392" style:family="text"/>
    <style:style style:name="T12_393" style:family="text"/>
    <style:style style:name="T12_394" style:family="text"/>
    <style:style style:name="T12_395" style:family="text"/>
    <style:style style:name="T12_396" style:family="text"/>
    <style:style style:name="T12_397" style:family="text"/>
    <style:style style:name="T12_398" style:family="text"/>
    <style:style style:name="T12_399" style:family="text"/>
    <style:style style:name="T12_400" style:family="text"/>
    <style:style style:name="T12_401" style:family="text"/>
    <style:style style:name="T12_402" style:family="text"/>
    <style:style style:name="T12_403" style:family="text"/>
    <style:style style:name="T12_404" style:family="text"/>
    <style:style style:name="T12_405" style:family="text"/>
    <style:style style:name="T12_406" style:family="text"/>
    <style:style style:name="T12_407" style:family="text"/>
    <style:style style:name="T12_408" style:family="text"/>
    <style:style style:name="T12_409" style:family="text"/>
    <style:style style:name="T12_410" style:family="text"/>
    <style:style style:name="T12_411" style:family="text"/>
    <style:style style:name="T12_412" style:family="text"/>
    <style:style style:name="T12_413" style:family="text"/>
    <style:style style:name="T12_414" style:family="text"/>
    <style:style style:name="T12_415" style:family="text"/>
    <style:style style:name="T12_416" style:family="text"/>
    <style:style style:name="T12_417" style:family="text"/>
    <style:style style:name="T12_418" style:family="text"/>
    <style:style style:name="T12_419" style:family="text"/>
    <style:style style:name="T12_420" style:family="text"/>
    <style:style style:name="T12_421" style:family="text"/>
    <style:style style:name="T12_422" style:family="text"/>
    <style:style style:name="T12_423" style:family="text"/>
    <style:style style:name="T12_424" style:family="text"/>
    <style:style style:name="T12_425" style:family="text"/>
    <style:style style:name="T12_426" style:family="text"/>
    <style:style style:name="T12_427" style:family="text"/>
    <style:style style:name="T12_428" style:family="text"/>
    <style:style style:name="T12_429" style:family="text"/>
    <style:style style:name="T12_430" style:family="text"/>
    <style:style style:name="T12_431" style:family="text"/>
    <style:style style:name="T12_432" style:family="text"/>
    <style:style style:name="T12_433" style:family="text"/>
    <style:style style:name="T12_43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T22_33" style:family="text"/>
    <style:style style:name="T22_34" style:family="text">
      <style:text-properties fo:color="#1155cc" style:text-underline-style="solid" style:text-underline-color="font-color"/>
    </style:style>
    <style:style style:name="T22_35" style:family="text"/>
    <style:style style:name="T22_36" style:family="text">
      <style:text-properties fo:color="#1155cc" style:text-underline-style="solid" style:text-underline-color="font-color"/>
    </style:style>
    <style:style style:name="T22_37" style:family="text"/>
    <style:style style:name="T22_38" style:family="text">
      <style:text-properties fo:color="#1155cc" style:text-underline-style="solid" style:text-underline-color="font-color"/>
    </style:style>
    <style:style style:name="T22_39" style:family="text"/>
    <style:style style:name="T22_40" style:family="text">
      <style:text-properties fo:color="#1155cc" style:text-underline-style="solid" style:text-underline-color="font-color"/>
    </style:style>
    <style:style style:name="T22_41" style:family="text"/>
    <style:style style:name="T22_42" style:family="text">
      <style:text-properties fo:color="#1155cc" style:text-underline-style="solid" style:text-underline-color="font-color"/>
    </style:style>
    <style:style style:name="T22_43" style:family="text"/>
    <style:style style:name="T22_44" style:family="text">
      <style:text-properties fo:color="#1155cc" style:text-underline-style="solid" style:text-underline-color="font-color"/>
    </style:style>
    <style:style style:name="T22_45" style:family="text"/>
    <style:style style:name="T22_46" style:family="text">
      <style:text-properties fo:color="#1155cc" style:text-underline-style="solid" style:text-underline-color="font-color"/>
    </style:style>
    <style:style style:name="T22_47" style:family="text"/>
    <style:style style:name="T22_48" style:family="text">
      <style:text-properties fo:color="#1155cc" style:text-underline-style="solid" style:text-underline-color="font-color"/>
    </style:style>
    <style:style style:name="T22_49" style:family="text"/>
    <style:style style:name="T22_50" style:family="text">
      <style:text-properties fo:color="#1155cc" style:text-underline-style="solid" style:text-underline-color="font-color"/>
    </style:style>
    <style:style style:name="T22_51" style:family="text"/>
    <style:style style:name="T22_52" style:family="text">
      <style:text-properties fo:color="#1155cc" style:text-underline-style="solid" style:text-underline-color="font-color"/>
    </style:style>
    <style:style style:name="T22_53" style:family="text"/>
    <style:style style:name="T22_54" style:family="text">
      <style:text-properties fo:color="#1155cc" style:text-underline-style="solid" style:text-underline-color="font-color"/>
    </style:style>
    <style:style style:name="T22_55" style:family="text"/>
    <style:style style:name="T22_56" style:family="text">
      <style:text-properties fo:color="#1155cc" style:text-underline-style="solid" style:text-underline-color="font-color"/>
    </style:style>
    <style:style style:name="T22_57" style:family="text"/>
    <style:style style:name="T22_58" style:family="text">
      <style:text-properties fo:color="#1155cc" style:text-underline-style="solid" style:text-underline-color="font-color"/>
    </style:style>
    <style:style style:name="T22_59" style:family="text"/>
    <style:style style:name="T22_6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T23_39" style:family="text"/>
    <style:style style:name="T23_40" style:family="text">
      <style:text-properties fo:color="#1155cc" style:text-underline-style="solid" style:text-underline-color="font-color"/>
    </style:style>
    <style:style style:name="T23_41" style:family="text"/>
    <style:style style:name="T23_42" style:family="text">
      <style:text-properties fo:color="#1155cc" style:text-underline-style="solid" style:text-underline-color="font-color"/>
    </style:style>
    <style:style style:name="T23_43" style:family="text"/>
    <style:style style:name="T23_44" style:family="text">
      <style:text-properties fo:color="#1155cc" style:text-underline-style="solid" style:text-underline-color="font-color"/>
    </style:style>
    <style:style style:name="T23_45" style:family="text"/>
    <style:style style:name="T23_46" style:family="text">
      <style:text-properties fo:color="#1155cc" style:text-underline-style="solid" style:text-underline-color="font-color"/>
    </style:style>
    <style:style style:name="T23_47" style:family="text"/>
    <style:style style:name="T23_48" style:family="text">
      <style:text-properties fo:color="#1155cc" style:text-underline-style="solid" style:text-underline-color="font-color"/>
    </style:style>
    <style:style style:name="T23_49" style:family="text"/>
    <style:style style:name="T23_50" style:family="text">
      <style:text-properties fo:color="#1155cc" style:text-underline-style="solid" style:text-underline-color="font-color"/>
    </style:style>
    <style:style style:name="T23_51" style:family="text"/>
    <style:style style:name="T23_52" style:family="text">
      <style:text-properties fo:color="#1155cc" style:text-underline-style="solid" style:text-underline-color="font-color"/>
    </style:style>
    <style:style style:name="T23_53" style:family="text"/>
    <style:style style:name="T23_54" style:family="text">
      <style:text-properties fo:color="#1155cc" style:text-underline-style="solid" style:text-underline-color="font-color"/>
    </style:style>
    <style:style style:name="T23_55" style:family="text"/>
    <style:style style:name="T23_56" style:family="text">
      <style:text-properties fo:color="#1155cc" style:text-underline-style="solid" style:text-underline-color="font-color"/>
    </style:style>
    <style:style style:name="T23_57" style:family="text"/>
    <style:style style:name="T23_58" style:family="text">
      <style:text-properties fo:color="#1155cc" style:text-underline-style="solid" style:text-underline-color="font-color"/>
    </style:style>
    <style:style style:name="T23_59" style:family="text"/>
    <style:style style:name="T23_6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T27_39" style:family="text"/>
    <style:style style:name="T27_40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T28_33" style:family="text"/>
    <style:style style:name="T28_34" style:family="text">
      <style:text-properties fo:color="#1155cc" style:text-underline-style="solid" style:text-underline-color="font-color"/>
    </style:style>
    <style:style style:name="T28_35" style:family="text"/>
    <style:style style:name="T28_36" style:family="text">
      <style:text-properties fo:color="#1155cc" style:text-underline-style="solid" style:text-underline-color="font-color"/>
    </style:style>
    <style:style style:name="T28_37" style:family="text"/>
    <style:style style:name="T28_38" style:family="text">
      <style:text-properties fo:color="#1155cc" style:text-underline-style="solid" style:text-underline-color="font-color"/>
    </style:style>
    <style:style style:name="T28_39" style:family="text"/>
    <style:style style:name="T28_40" style:family="text">
      <style:text-properties fo:color="#1155cc" style:text-underline-style="solid" style:text-underline-color="font-color"/>
    </style:style>
    <style:style style:name="T28_41" style:family="text"/>
    <style:style style:name="T28_42" style:family="text">
      <style:text-properties fo:color="#1155cc" style:text-underline-style="solid" style:text-underline-color="font-color"/>
    </style:style>
    <style:style style:name="T28_43" style:family="text"/>
    <style:style style:name="T28_44" style:family="text">
      <style:text-properties fo:color="#1155cc" style:text-underline-style="solid" style:text-underline-color="font-color"/>
    </style:style>
    <style:style style:name="T28_45" style:family="text"/>
    <style:style style:name="T28_46" style:family="text">
      <style:text-properties fo:color="#1155cc" style:text-underline-style="solid" style:text-underline-color="font-color"/>
    </style:style>
    <style:style style:name="T28_47" style:family="text"/>
    <style:style style:name="T28_48" style:family="text">
      <style:text-properties fo:color="#1155cc" style:text-underline-style="solid" style:text-underline-color="font-color"/>
    </style:style>
    <style:style style:name="T28_49" style:family="text"/>
    <style:style style:name="T28_50" style:family="text">
      <style:text-properties fo:color="#1155cc" style:text-underline-style="solid" style:text-underline-color="font-color"/>
    </style:style>
    <style:style style:name="T28_51" style:family="text"/>
    <style:style style:name="T28_52" style:family="text">
      <style:text-properties fo:color="#1155cc" style:text-underline-style="solid" style:text-underline-color="font-color"/>
    </style:style>
    <style:style style:name="T28_53" style:family="text"/>
    <style:style style:name="T28_54" style:family="text">
      <style:text-properties fo:color="#1155cc" style:text-underline-style="solid" style:text-underline-color="font-color"/>
    </style:style>
    <style:style style:name="T28_55" style:family="text"/>
    <style:style style:name="T28_56" style:family="text">
      <style:text-properties fo:color="#1155cc" style:text-underline-style="solid" style:text-underline-color="font-color"/>
    </style:style>
    <style:style style:name="T28_57" style:family="text"/>
    <style:style style:name="T28_58" style:family="text">
      <style:text-properties fo:color="#1155cc" style:text-underline-style="solid" style:text-underline-color="font-color"/>
    </style:style>
    <style:style style:name="T28_59" style:family="text"/>
    <style:style style:name="T28_60" style:family="text">
      <style:text-properties fo:color="#1155cc" style:text-underline-style="solid" style:text-underline-color="font-color"/>
    </style:style>
    <style:style style:name="T28_61" style:family="text"/>
    <style:style style:name="T28_62" style:family="text">
      <style:text-properties fo:color="#1155cc" style:text-underline-style="solid" style:text-underline-color="font-color"/>
    </style:style>
    <style:style style:name="T28_63" style:family="text"/>
    <style:style style:name="T28_64" style:family="text">
      <style:text-properties fo:color="#1155cc" style:text-underline-style="solid" style:text-underline-color="font-color"/>
    </style:style>
    <style:style style:name="T28_65" style:family="text"/>
    <style:style style:name="T28_66" style:family="text">
      <style:text-properties fo:color="#1155cc" style:text-underline-style="solid" style:text-underline-color="font-color"/>
    </style:style>
    <style:style style:name="T28_67" style:family="text"/>
    <style:style style:name="T28_68" style:family="text">
      <style:text-properties fo:color="#1155cc" style:text-underline-style="solid" style:text-underline-color="font-color"/>
    </style:style>
    <style:style style:name="T28_69" style:family="text"/>
    <style:style style:name="T28_70" style:family="text">
      <style:text-properties fo:color="#1155cc" style:text-underline-style="solid" style:text-underline-color="font-color"/>
    </style:style>
    <style:style style:name="T28_71" style:family="text"/>
    <style:style style:name="T28_72" style:family="text">
      <style:text-properties fo:color="#1155cc" style:text-underline-style="solid" style:text-underline-color="font-color"/>
    </style:style>
    <style:style style:name="T28_73" style:family="text"/>
    <style:style style:name="T28_74" style:family="text">
      <style:text-properties fo:color="#1155cc" style:text-underline-style="solid" style:text-underline-color="font-color"/>
    </style:style>
    <style:style style:name="T28_75" style:family="text"/>
    <style:style style:name="T28_7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T31_13" style:family="text"/>
    <style:style style:name="T31_14" style:family="text">
      <style:text-properties fo:color="#1155cc" style:text-underline-style="solid" style:text-underline-color="font-color"/>
    </style:style>
    <style:style style:name="T31_15" style:family="text"/>
    <style:style style:name="T31_16" style:family="text">
      <style:text-properties fo:color="#1155cc" style:text-underline-style="solid" style:text-underline-color="font-color"/>
    </style:style>
    <style:style style:name="T31_17" style:family="text"/>
    <style:style style:name="T31_18" style:family="text">
      <style:text-properties fo:color="#1155cc" style:text-underline-style="solid" style:text-underline-color="font-color"/>
    </style:style>
    <style:style style:name="T31_19" style:family="text"/>
    <style:style style:name="T31_20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T33_29" style:family="text"/>
    <style:style style:name="T33_30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</office:automatic-styles>
  <office:body>
    <office:text>
      <text:p text:style-name="P1"><text:span text:style-name="T1_1">Wróg</text:span><text:span text:style-name="T1_2"><text:s/></text:span><text:span text:style-name="T1_3">infekcji</text:span><text:span text:style-name="T1_4">,<text:s/></text:span><text:span text:style-name="T1_5">wampirów</text:span><text:span text:style-name="T1_6"><text:s/></text:span><text:span text:style-name="T1_7">i</text:span><text:span text:style-name="T1_8"><text:s/></text:span><text:span text:style-name="T1_9">pocałunków</text:span><text:span text:style-name="T1_10">.</text:span></text:p>
      <text:p text:style-name="P2"><text:span text:style-name="T2_1"><text:s/></text:span></text:p>
      <text:p text:style-name="P3"><text:span text:style-name="T3_1">Posiadając</text:span><text:span text:style-name="T3_2">:<text:s/></text:span><text:span text:style-name="T3_3">stylowy</text:span><text:span text:style-name="T3_4"><text:s/></text:span><text:span text:style-name="T3_5">krzyż</text:span><text:span text:style-name="T3_6">,<text:s/></text:span><text:span text:style-name="T3_7">biblię</text:span><text:span text:style-name="T3_8">,<text:s/></text:span><text:span text:style-name="T3_9">pistolet</text:span><text:span text:style-name="T3_10"><text:s/></text:span><text:span text:style-name="T3_11">i</text:span><text:span text:style-name="T3_12"><text:s/></text:span><text:span text:style-name="T3_13">srebrne</text:span><text:span text:style-name="T3_14"><text:s/></text:span><text:span text:style-name="T3_15">kule</text:span><text:span text:style-name="T3_16"><text:s/>–<text:s/></text:span><text:span text:style-name="T3_17">obecnie</text:span><text:span text:style-name="T3_18"><text:s/></text:span><text:span text:style-name="T3_19">najlepiej</text:span><text:span text:style-name="T3_20"><text:s/></text:span><text:span text:style-name="T3_21">mieć</text:span><text:span text:style-name="T3_22"><text:s/></text:span><text:span text:style-name="T3_23">również</text:span><text:span text:style-name="T3_24"><text:s/></text:span><text:span text:style-name="T3_25">pozwolenie</text:span><text:span text:style-name="T3_26"><text:s/></text:span><text:span text:style-name="T3_27">na</text:span><text:span text:style-name="T3_28"><text:s/></text:span><text:span text:style-name="T3_29">broń</text:span><text:span text:style-name="T3_30"><text:s/>–<text:s/></text:span><text:span text:style-name="T3_31">świece</text:span><text:span text:style-name="T3_32">,<text:s/></text:span><text:span text:style-name="T3_33">święconą</text:span><text:span text:style-name="T3_34"><text:s/></text:span><text:span text:style-name="T3_35">wodę</text:span><text:span text:style-name="T3_36"><text:s/></text:span><text:span text:style-name="T3_37">i</text:span><text:span text:style-name="T3_38"><text:s/></text:span><text:span text:style-name="T3_39">olejki</text:span><text:span text:style-name="T3_40">,<text:s/></text:span><text:span text:style-name="T3_41">lustra</text:span><text:span text:style-name="T3_42">,<text:s/></text:span><text:span text:style-name="T3_43">komplet</text:span><text:span text:style-name="T3_44"><text:s/></text:span><text:span text:style-name="T3_45">drewnianych</text:span><text:span text:style-name="T3_46"><text:s/></text:span><text:span text:style-name="T3_47">i</text:span><text:span text:style-name="T3_48"><text:s/></text:span><text:span text:style-name="T3_49">metalowych</text:span><text:span text:style-name="T3_50"><text:s/></text:span><text:span text:style-name="T3_51">kołków</text:span><text:span text:style-name="T3_52"><text:s/></text:span><text:span text:style-name="T3_53">ozdobionych</text:span><text:span text:style-name="T3_54"><text:s/></text:span><text:span text:style-name="T3_55">krzyżami</text:span><text:span text:style-name="T3_56">,<text:s/></text:span><text:span text:style-name="T3_57">no</text:span><text:span text:style-name="T3_58"><text:s/></text:span><text:span text:style-name="T3_59">i</text:span><text:span text:style-name="T3_60"><text:s/></text:span><text:span text:style-name="T3_61">w</text:span><text:span text:style-name="T3_62"><text:s/></text:span><text:span text:style-name="T3_63">końcu</text:span><text:span text:style-name="T3_64"><text:s/></text:span><text:span text:style-name="T3_65">trochę</text:span><text:span text:style-name="T3_66"><text:s/></text:span><text:span text:style-name="T3_67">czosnku</text:span><text:span text:style-name="T3_68">,<text:s/></text:span><text:span text:style-name="T3_69">możemy</text:span><text:span text:style-name="T3_70"><text:s/></text:span><text:span text:style-name="T3_71">wybrać</text:span><text:span text:style-name="T3_72"><text:s/></text:span><text:span text:style-name="T3_73">się</text:span><text:span text:style-name="T3_74"><text:s/></text:span><text:span text:style-name="T3_75">na</text:span><text:span text:style-name="T3_76"><text:s/></text:span><text:span text:style-name="T3_77">polowanie</text:span><text:span text:style-name="T3_78"><text:s/></text:span><text:span text:style-name="T3_79">na</text:span><text:span text:style-name="T3_80"><text:s/></text:span><text:span text:style-name="T3_81">wampiry</text:span><text:span text:style-name="T3_82">.<text:s/></text:span><text:span text:style-name="T3_83">Oczywiście</text:span><text:span text:style-name="T3_84"><text:s/></text:span><text:span text:style-name="T3_85">to</text:span><text:span text:style-name="T3_86"><text:s/></text:span><text:span text:style-name="T3_87">taki</text:span><text:span text:style-name="T3_88"><text:s/></text:span><text:span text:style-name="T3_89">zestaw</text:span><text:span text:style-name="T3_90"><text:s/></text:span><text:span text:style-name="T3_91">mini</text:span><text:span text:style-name="T3_92"><text:s/></text:span><text:span text:style-name="T3_93">dla</text:span><text:span text:style-name="T3_94"><text:s/></text:span><text:span text:style-name="T3_95">amatora</text:span><text:span text:style-name="T3_96">.<text:s/></text:span><text:span text:style-name="T3_97">Ponieważ</text:span><text:span text:style-name="T3_98"><text:s/></text:span><text:span text:style-name="T3_99">zakładam</text:span><text:span text:style-name="T3_100">,<text:s/></text:span><text:span text:style-name="T3_101">że</text:span><text:span text:style-name="T3_102"><text:s/></text:span><text:span text:style-name="T3_103">nikt</text:span><text:span text:style-name="T3_104"><text:s/></text:span><text:span text:style-name="T3_105">z</text:span><text:span text:style-name="T3_106"><text:s/></text:span><text:span text:style-name="T3_107">Was</text:span><text:span text:style-name="T3_108"><text:s/></text:span><text:span text:style-name="T3_109">nie</text:span><text:span text:style-name="T3_110"><text:s/></text:span><text:span text:style-name="T3_111">będzie</text:span><text:span text:style-name="T3_112"><text:s/></text:span><text:span text:style-name="T3_113">się</text:span><text:span text:style-name="T3_114"><text:s/></text:span><text:span text:style-name="T3_115">uganiał</text:span><text:span text:style-name="T3_116"><text:s/></text:span><text:span text:style-name="T3_117">za</text:span><text:span text:style-name="T3_118"><text:s/></text:span><text:span text:style-name="T3_119">nosferatu</text:span><text:span text:style-name="T3_120">,<text:s/></text:span><text:span text:style-name="T3_121">to</text:span><text:span text:style-name="T3_122"><text:s/></text:span><text:span text:style-name="T3_123">skoncentruję</text:span><text:span text:style-name="T3_124"><text:s/></text:span><text:span text:style-name="T3_125">się</text:span><text:span text:style-name="T3_126"><text:s/></text:span><text:span text:style-name="T3_127">na</text:span><text:span text:style-name="T3_128"><text:s/></text:span><text:span text:style-name="T3_129">jedynym</text:span><text:span text:style-name="T3_130"><text:s/></text:span><text:span text:style-name="T3_131">zielu</text:span><text:span text:style-name="T3_132"><text:s/></text:span><text:span text:style-name="T3_133">w</text:span><text:span text:style-name="T3_134"><text:s/></text:span><text:span text:style-name="T3_135">całym</text:span><text:span text:style-name="T3_136"><text:s/></text:span><text:span text:style-name="T3_137">tym</text:span><text:span text:style-name="T3_138"><text:s/></text:span><text:span text:style-name="T3_139">zestawie</text:span><text:span text:style-name="T3_140"><text:s/>–<text:s/></text:span><text:span text:style-name="T3_141">czosnku</text:span><text:span text:style-name="T3_142">.</text:span></text:p>
      <text:p text:style-name="P4"><text:span text:style-name="T4_1"><text:s/></text:span></text:p>
      <text:p text:style-name="P5"><text:span text:style-name="T5_1">Czosnek</text:span><text:span text:style-name="T5_2"><text:s/></text:span><text:span text:style-name="T5_3">zwyczajny</text:span><text:span text:style-name="T5_4"><text:s/>(</text:span><text:span text:style-name="T5_5">Allium</text:span><text:span text:style-name="T5_6"><text:s/></text:span><text:span text:style-name="T5_7">sativum</text:span><text:span text:style-name="T5_8">)<text:s/></text:span><text:span text:style-name="T5_9">znany</text:span><text:span text:style-name="T5_10"><text:s/></text:span><text:span text:style-name="T5_11">był</text:span><text:span text:style-name="T5_12"><text:s/></text:span><text:span text:style-name="T5_13">już</text:span><text:span text:style-name="T5_14"><text:s/></text:span><text:span text:style-name="T5_15">w</text:span><text:span text:style-name="T5_16"><text:s/></text:span><text:span text:style-name="T5_17">czasach</text:span><text:span text:style-name="T5_18"><text:s/></text:span><text:span text:style-name="T5_19">antycznych</text:span><text:span text:style-name="T5_20">,<text:s/></text:span><text:span text:style-name="T5_21">a</text:span><text:span text:style-name="T5_22"><text:s/></text:span><text:span text:style-name="T5_23">przynajmniej</text:span><text:span text:style-name="T5_24"><text:s/></text:span><text:span text:style-name="T5_25">znaleziono</text:span><text:span text:style-name="T5_26"><text:s/></text:span><text:span text:style-name="T5_27">go</text:span><text:span text:style-name="T5_28"><text:s/></text:span><text:span text:style-name="T5_29">wśród</text:span><text:span text:style-name="T5_30"><text:s/></text:span><text:span text:style-name="T5_31">egipskich</text:span><text:span text:style-name="T5_32"><text:s/></text:span><text:span text:style-name="T5_33">malowideł</text:span><text:span text:style-name="T5_34"><text:s/></text:span><text:span text:style-name="T5_35">naściennych</text:span><text:span text:style-name="T5_36"><text:s/></text:span><text:span text:style-name="T5_37">datowanych</text:span><text:span text:style-name="T5_38"><text:s/></text:span><text:span text:style-name="T5_39">na</text:span><text:span text:style-name="T5_40"><text:s/></text:span><text:span text:style-name="T5_41">około</text:span><text:span text:style-name="T5_42"><text:s/>3700<text:s/></text:span><text:span text:style-name="T5_43">lat</text:span><text:span text:style-name="T5_44"><text:s/></text:span><text:span text:style-name="T5_45">przed</text:span><text:span text:style-name="T5_46"><text:s/></text:span><text:span text:style-name="T5_47">nasza</text:span><text:span text:style-name="T5_48"><text:s/></text:span><text:span text:style-name="T5_49">erą</text:span><text:span text:style-name="T5_50">.<text:s/></text:span><text:span text:style-name="T5_51">Boscy</text:span><text:span text:style-name="T5_52"><text:s/></text:span><text:span text:style-name="T5_53">faraonowie</text:span><text:span text:style-name="T5_54"><text:s/></text:span><text:span text:style-name="T5_55">tak</text:span><text:span text:style-name="T5_56"><text:s/></text:span><text:span text:style-name="T5_57">bardzo</text:span><text:span text:style-name="T5_58"><text:s/></text:span><text:span text:style-name="T5_59">umiłowali</text:span><text:span text:style-name="T5_60"><text:s/></text:span><text:span text:style-name="T5_61">swoje</text:span><text:span text:style-name="T5_62"><text:s/></text:span><text:span text:style-name="T5_63">piramidy</text:span><text:span text:style-name="T5_64">,<text:s/></text:span><text:span text:style-name="T5_65">że</text:span><text:span text:style-name="T5_66"><text:s/></text:span><text:span text:style-name="T5_67">faszerowali</text:span><text:span text:style-name="T5_68"><text:s/></text:span><text:span text:style-name="T5_69">nim</text:span><text:span text:style-name="T5_70"><text:s/>„</text:span><text:span text:style-name="T5_71">ochotniczych</text:span><text:span text:style-name="T5_72">”<text:s/></text:span><text:span text:style-name="T5_73">budowniczych</text:span><text:span text:style-name="T5_74">,<text:s/></text:span><text:span text:style-name="T5_75">żeby</text:span><text:span text:style-name="T5_76"><text:s/></text:span><text:span text:style-name="T5_77">ci</text:span><text:span text:style-name="T5_78"><text:s/></text:span><text:span text:style-name="T5_79">za</text:span><text:span text:style-name="T5_80"><text:s/></text:span><text:span text:style-name="T5_81">często</text:span><text:span text:style-name="T5_82"><text:s/></text:span><text:span text:style-name="T5_83">nie</text:span><text:span text:style-name="T5_84"><text:s/></text:span><text:span text:style-name="T5_85">chorowali</text:span><text:span text:style-name="T5_86">.<text:s/></text:span><text:span text:style-name="T5_87">Na</text:span><text:span text:style-name="T5_88"><text:s/></text:span><text:span text:style-name="T5_89">przełomie</text:span><text:span text:style-name="T5_90"><text:s/></text:span><text:span text:style-name="T5_91">wieków</text:span><text:span text:style-name="T5_92"><text:s/></text:span><text:span text:style-name="T5_93">znajdowano</text:span><text:span text:style-name="T5_94"><text:s/></text:span><text:span text:style-name="T5_95">co</text:span><text:span text:style-name="T5_96"><text:s/></text:span><text:span text:style-name="T5_97">najmniej</text:span><text:span text:style-name="T5_98"><text:s/></text:span><text:span text:style-name="T5_99">dziwne</text:span><text:span text:style-name="T5_100"><text:s/></text:span><text:span text:style-name="T5_101">zastosowania</text:span><text:span text:style-name="T5_102"><text:s/></text:span><text:span text:style-name="T5_103">dla</text:span><text:span text:style-name="T5_104"><text:s/></text:span><text:span text:style-name="T5_105">tego</text:span><text:span text:style-name="T5_106"><text:s/></text:span><text:span text:style-name="T5_107">produktu</text:span><text:span text:style-name="T5_108"><text:s/></text:span><text:span text:style-name="T5_109">spożywczego</text:span><text:span text:style-name="T5_110">,<text:s/></text:span><text:span text:style-name="T5_111">zaraz</text:span><text:span text:style-name="T5_112"><text:s/></text:span><text:span text:style-name="T5_113">obok</text:span><text:span text:style-name="T5_114"><text:s/></text:span><text:span text:style-name="T5_115">jego</text:span><text:span text:style-name="T5_116"><text:s/></text:span><text:span text:style-name="T5_117">naturalnych</text:span><text:span text:style-name="T5_118"><text:s/></text:span><text:span text:style-name="T5_119">właściwości</text:span><text:span text:style-name="T5_120">.<text:s/></text:span><text:span text:style-name="T5_121">Dla</text:span><text:span text:style-name="T5_122"><text:s/></text:span><text:span text:style-name="T5_123">przykładu</text:span><text:span text:style-name="T5_124"><text:s/></text:span><text:span text:style-name="T5_125">rzymscy</text:span><text:span text:style-name="T5_126"><text:s/></text:span><text:span text:style-name="T5_127">żołnierze</text:span><text:span text:style-name="T5_128"><text:s/></text:span><text:span text:style-name="T5_129">żuli</text:span><text:span text:style-name="T5_130"><text:s/></text:span><text:span text:style-name="T5_131">czosnek</text:span><text:span text:style-name="T5_132">,<text:s/></text:span><text:span text:style-name="T5_133">gdyż</text:span><text:span text:style-name="T5_134"><text:s/></text:span><text:span text:style-name="T5_135">jak</text:span><text:span text:style-name="T5_136"><text:s/></text:span><text:span text:style-name="T5_137">sądzili</text:span><text:span text:style-name="T5_138">,<text:s/></text:span><text:span text:style-name="T5_139">miał</text:span><text:span text:style-name="T5_140"><text:s/></text:span><text:span text:style-name="T5_141">ich</text:span><text:span text:style-name="T5_142"><text:s/></text:span><text:span text:style-name="T5_143">chronić</text:span><text:span text:style-name="T5_144"><text:s/></text:span><text:span text:style-name="T5_145">przed</text:span><text:span text:style-name="T5_146"><text:s/></text:span><text:span text:style-name="T5_147">ukąszeniami</text:span><text:span text:style-name="T5_148"><text:s/></text:span><text:span text:style-name="T5_149">węży</text:span><text:span text:style-name="T5_150">.<text:s/></text:span><text:span text:style-name="T5_151">W</text:span><text:span text:style-name="T5_152"><text:s/></text:span><text:span text:style-name="T5_153">Afryce</text:span><text:span text:style-name="T5_154"><text:s/></text:span><text:span text:style-name="T5_155">po</text:span><text:span text:style-name="T5_156"><text:s/></text:span><text:span text:style-name="T5_157">dziś</text:span><text:span text:style-name="T5_158"><text:s/></text:span><text:span text:style-name="T5_159">dzień</text:span><text:span text:style-name="T5_160"><text:s/></text:span><text:span text:style-name="T5_161">niektórzy</text:span><text:span text:style-name="T5_162"><text:s/></text:span><text:span text:style-name="T5_163">rybacy</text:span><text:span text:style-name="T5_164"><text:s/></text:span><text:span text:style-name="T5_165">nacierają</text:span><text:span text:style-name="T5_166"><text:s/></text:span><text:span text:style-name="T5_167">swoje</text:span><text:span text:style-name="T5_168"><text:s/></text:span><text:span text:style-name="T5_169">ciało</text:span><text:span text:style-name="T5_170"><text:s/></text:span><text:span text:style-name="T5_171">tą</text:span><text:span text:style-name="T5_172"><text:s/></text:span><text:span text:style-name="T5_173">rośliną</text:span><text:span text:style-name="T5_174"><text:s/></text:span><text:span text:style-name="T5_175">dla</text:span><text:span text:style-name="T5_176"><text:s/></text:span><text:span text:style-name="T5_177">ochrony</text:span><text:span text:style-name="T5_178"><text:s/></text:span><text:span text:style-name="T5_179">przed</text:span><text:span text:style-name="T5_180"><text:s/></text:span><text:span text:style-name="T5_181">krokodylami</text:span><text:span text:style-name="T5_182">.<text:s/></text:span><text:span text:style-name="T5_183">Osobiście</text:span><text:span text:style-name="T5_184"><text:s/></text:span><text:span text:style-name="T5_185">wydaje</text:span><text:span text:style-name="T5_186"><text:s/></text:span><text:span text:style-name="T5_187">mi</text:span><text:span text:style-name="T5_188"><text:s/></text:span><text:span text:style-name="T5_189">się</text:span><text:span text:style-name="T5_190">,<text:s/></text:span><text:span text:style-name="T5_191">że</text:span><text:span text:style-name="T5_192"><text:s/></text:span><text:span text:style-name="T5_193">skuteczność</text:span><text:span text:style-name="T5_194"><text:s/></text:span><text:span text:style-name="T5_195">w</text:span><text:span text:style-name="T5_196"><text:s/></text:span><text:span text:style-name="T5_197">tym</text:span><text:span text:style-name="T5_198"><text:s/></text:span><text:span text:style-name="T5_199">przypadku</text:span><text:span text:style-name="T5_200"><text:s/></text:span><text:span text:style-name="T5_201">może</text:span><text:span text:style-name="T5_202"><text:s/></text:span><text:span text:style-name="T5_203">w</text:span><text:span text:style-name="T5_204"><text:s/></text:span><text:span text:style-name="T5_205">dużej</text:span><text:span text:style-name="T5_206"><text:s/></text:span><text:span text:style-name="T5_207">mierze</text:span><text:span text:style-name="T5_208"><text:s/></text:span><text:span text:style-name="T5_209">zależeć</text:span><text:span text:style-name="T5_210"><text:s/></text:span><text:span text:style-name="T5_211">od</text:span><text:span text:style-name="T5_212"><text:s/></text:span><text:span text:style-name="T5_213">preferencji</text:span><text:span text:style-name="T5_214"><text:s/></text:span><text:span text:style-name="T5_215">kulinarnych</text:span><text:span text:style-name="T5_216"><text:s/></text:span><text:span text:style-name="T5_217">krokodyla</text:span><text:span text:style-name="T5_218">.<text:s/></text:span><text:span text:style-name="T5_219">Na</text:span><text:span text:style-name="T5_220"><text:s/></text:span><text:span text:style-name="T5_221">wstępnie</text:span><text:span text:style-name="T5_222"><text:s/></text:span><text:span text:style-name="T5_223">napisałem</text:span><text:span text:style-name="T5_224"><text:s/></text:span><text:span text:style-name="T5_225">o</text:span><text:span text:style-name="T5_226"><text:s/></text:span><text:span text:style-name="T5_227">jednym</text:span><text:span text:style-name="T5_228"><text:s/></text:span><text:span text:style-name="T5_229">z</text:span><text:span text:style-name="T5_230"><text:s/></text:span><text:span text:style-name="T5_231">najbardziej</text:span><text:span text:style-name="T5_232"><text:s/></text:span><text:span text:style-name="T5_233">rozpowszechnionych</text:span><text:span text:style-name="T5_234"><text:s/></text:span><text:span text:style-name="T5_235">mitów</text:span><text:span text:style-name="T5_236"><text:s/></text:span><text:span text:style-name="T5_237">na</text:span><text:span text:style-name="T5_238"><text:s/></text:span><text:span text:style-name="T5_239">temat</text:span><text:span text:style-name="T5_240"><text:s/></text:span><text:span text:style-name="T5_241">odstraszającego</text:span><text:span text:style-name="T5_242"><text:s/></text:span><text:span text:style-name="T5_243">działania</text:span><text:span text:style-name="T5_244"><text:s/></text:span><text:span text:style-name="T5_245">tej</text:span><text:span text:style-name="T5_246"><text:s/></text:span><text:span text:style-name="T5_247">popularnej</text:span><text:span text:style-name="T5_248"><text:s/></text:span><text:span text:style-name="T5_249">rośliny</text:span><text:span text:style-name="T5_250">.<text:s/></text:span><text:span text:style-name="T5_251">Nawet</text:span><text:span text:style-name="T5_252"><text:s/></text:span><text:span text:style-name="T5_253">w</text:span><text:span text:style-name="T5_254"><text:s/></text:span><text:span text:style-name="T5_255">kreskówkach</text:span><text:span text:style-name="T5_256"><text:s/></text:span><text:span text:style-name="T5_257">pojawia</text:span><text:span text:style-name="T5_258"><text:s/></text:span><text:span text:style-name="T5_259">się</text:span><text:span text:style-name="T5_260"><text:s/></text:span><text:span text:style-name="T5_261">motyw</text:span><text:span text:style-name="T5_262"><text:s/></text:span><text:span text:style-name="T5_263">krwiopijcy</text:span><text:span text:style-name="T5_264">,<text:s/></text:span><text:span text:style-name="T5_265">który</text:span><text:span text:style-name="T5_266"><text:s/></text:span><text:span text:style-name="T5_267">brzydzi</text:span><text:span text:style-name="T5_268"><text:s/></text:span><text:span text:style-name="T5_269">się</text:span><text:span text:style-name="T5_270"><text:s/></text:span><text:span text:style-name="T5_271">na</text:span><text:span text:style-name="T5_272"><text:s/></text:span><text:span text:style-name="T5_273">sam</text:span><text:span text:style-name="T5_274"><text:s/></text:span><text:span text:style-name="T5_275">jej</text:span><text:span text:style-name="T5_276"><text:s/></text:span><text:span text:style-name="T5_277">zapach</text:span><text:span text:style-name="T5_278">.<text:s/></text:span><text:span text:style-name="T5_279">Może</text:span><text:span text:style-name="T5_280"><text:s/></text:span><text:span text:style-name="T5_281">to</text:span><text:span text:style-name="T5_282"><text:s/></text:span><text:span text:style-name="T5_283">kwestia</text:span><text:span text:style-name="T5_284"><text:s/></text:span><text:span text:style-name="T5_285">bardzo</text:span><text:span text:style-name="T5_286"><text:s/></text:span><text:span text:style-name="T5_287">wyczulonego</text:span><text:span text:style-name="T5_288"><text:s/></text:span><text:span text:style-name="T5_289">węchu</text:span><text:span text:style-name="T5_290"><text:s/></text:span><text:span text:style-name="T5_291">istot</text:span><text:span text:style-name="T5_292"><text:s/></text:span><text:span text:style-name="T5_293">nieumarłych</text:span><text:span text:style-name="T5_294">?<text:s/></text:span><text:span text:style-name="T5_295">Choć</text:span><text:span text:style-name="T5_296"><text:s/></text:span><text:span text:style-name="T5_297">trzeba</text:span><text:span text:style-name="T5_298"><text:s/></text:span><text:span text:style-name="T5_299">przyznać</text:span><text:span text:style-name="T5_300">,<text:s/></text:span><text:span text:style-name="T5_301">że</text:span><text:span text:style-name="T5_302"><text:s/></text:span><text:span text:style-name="T5_303">zdecydowanie</text:span><text:span text:style-name="T5_304"><text:s/></text:span><text:span text:style-name="T5_305">czosnek</text:span><text:span text:style-name="T5_306"><text:s/></text:span><text:span text:style-name="T5_307">trudno</text:span><text:span text:style-name="T5_308"><text:s/></text:span><text:span text:style-name="T5_309">zaliczyć</text:span><text:span text:style-name="T5_310"><text:s/></text:span><text:span text:style-name="T5_311">do</text:span><text:span text:style-name="T5_312"><text:s/></text:span><text:span text:style-name="T5_313">perfum</text:span><text:span text:style-name="T5_314">.</text:span></text:p>
      <text:p text:style-name="P6"><text:span text:style-name="T6_1"><text:s/></text:span></text:p>
      <text:p text:style-name="P7"><text:span text:style-name="T7_1">Wymieniony</text:span><text:span text:style-name="T7_2"><text:s/></text:span><text:span text:style-name="T7_3">gatunek</text:span><text:span text:style-name="T7_4"><text:s/></text:span><text:span text:style-name="T7_5">do</text:span><text:span text:style-name="T7_6"><text:s/></text:span><text:span text:style-name="T7_7">Polski</text:span><text:span text:style-name="T7_8"><text:s/></text:span><text:span text:style-name="T7_9">dotarł</text:span><text:span text:style-name="T7_10"><text:s/></text:span><text:span text:style-name="T7_11">w</text:span><text:span text:style-name="T7_12"><text:s/></text:span><text:span text:style-name="T7_13">średniowieczu</text:span><text:span text:style-name="T7_14">,<text:s/></text:span><text:span text:style-name="T7_15">mimo</text:span><text:span text:style-name="T7_16"><text:s/></text:span><text:span text:style-name="T7_17">iż</text:span><text:span text:style-name="T7_18"><text:s/></text:span><text:span text:style-name="T7_19">nie</text:span><text:span text:style-name="T7_20"><text:s/></text:span><text:span text:style-name="T7_21">brakuje</text:span><text:span text:style-name="T7_22"><text:s/></text:span><text:span text:style-name="T7_23">w</text:span><text:span text:style-name="T7_24"><text:s/></text:span><text:span text:style-name="T7_25">naszej</text:span><text:span text:style-name="T7_26"><text:s/></text:span><text:span text:style-name="T7_27">florze</text:span><text:span text:style-name="T7_28"><text:s/></text:span><text:span text:style-name="T7_29">jego</text:span><text:span text:style-name="T7_30"><text:s/></text:span><text:span text:style-name="T7_31">przedstawicieli</text:span><text:span text:style-name="T7_32">,<text:s/></text:span><text:span text:style-name="T7_33">z</text:span><text:span text:style-name="T7_34"><text:s/></text:span><text:span text:style-name="T7_35">czego</text:span><text:span text:style-name="T7_36"><text:s/></text:span><text:span text:style-name="T7_37">część</text:span><text:span text:style-name="T7_38"><text:s/></text:span><text:span text:style-name="T7_39">jest</text:span><text:span text:style-name="T7_40"><text:s/></text:span><text:span text:style-name="T7_41">chroniona</text:span><text:span text:style-name="T7_42">.<text:s/></text:span><text:span text:style-name="T7_43">Kończąc</text:span><text:span text:style-name="T7_44"><text:s/></text:span><text:span text:style-name="T7_45">ten</text:span><text:span text:style-name="T7_46"><text:s/></text:span><text:span text:style-name="T7_47">lekko</text:span><text:span text:style-name="T7_48"><text:s/></text:span><text:span text:style-name="T7_49">przydługi</text:span><text:span text:style-name="T7_50"><text:s/></text:span><text:span text:style-name="T7_51">wstęp</text:span><text:span text:style-name="T7_52">,<text:s/></text:span><text:span text:style-name="T7_53">muszę</text:span><text:span text:style-name="T7_54"><text:s/></text:span><text:span text:style-name="T7_55">zaznaczyć</text:span><text:span text:style-name="T7_56">,<text:s/></text:span><text:span text:style-name="T7_57">że</text:span><text:span text:style-name="T7_58"><text:s/></text:span><text:span text:style-name="T7_59">jest</text:span><text:span text:style-name="T7_60"><text:s/></text:span><text:span text:style-name="T7_61">to</text:span><text:span text:style-name="T7_62"><text:s/></text:span><text:span text:style-name="T7_63">najlepiej</text:span><text:span text:style-name="T7_64"><text:s/></text:span><text:span text:style-name="T7_65">zbadane</text:span><text:span text:style-name="T7_66"><text:s/></text:span><text:span text:style-name="T7_67">zioło</text:span><text:span text:style-name="T7_68"><text:s/></text:span><text:span text:style-name="T7_69">na</text:span><text:span text:style-name="T7_70"><text:s/></text:span><text:span text:style-name="T7_71">świecie</text:span><text:span text:style-name="T7_72">.<text:s/></text:span><text:span text:style-name="T7_73">Jeżeli</text:span><text:span text:style-name="T7_74"><text:s/></text:span><text:span text:style-name="T7_75">cokolwiek</text:span><text:span text:style-name="T7_76"><text:s/></text:span><text:span text:style-name="T7_77">zasługuje</text:span><text:span text:style-name="T7_78"><text:s/></text:span><text:span text:style-name="T7_79">na</text:span><text:span text:style-name="T7_80"><text:s/></text:span><text:span text:style-name="T7_81">miano</text:span><text:span text:style-name="T7_82"><text:s/></text:span><text:span text:style-name="T7_83">panaceum</text:span><text:span text:style-name="T7_84">,<text:s/></text:span><text:span text:style-name="T7_85">to</text:span><text:span text:style-name="T7_86"><text:s/></text:span><text:span text:style-name="T7_87">właśnie</text:span><text:span text:style-name="T7_88"><text:s/></text:span><text:span text:style-name="T7_89">zwykły</text:span><text:span text:style-name="T7_90"><text:s/></text:span><text:span text:style-name="T7_91">czosnek</text:span><text:span text:style-name="T7_92"><text:s/></text:span><text:span text:style-name="T7_93">ze</text:span><text:span text:style-name="T7_94"><text:s/></text:span><text:span text:style-name="T7_95">swoimi</text:span><text:span text:style-name="T7_96"><text:s/></text:span><text:span text:style-name="T7_97">zdrowotnymi</text:span><text:span text:style-name="T7_98"><text:s/></text:span><text:span text:style-name="T7_99">efektami</text:span><text:span text:style-name="T7_100"><text:s/></text:span><text:span text:style-name="T7_101">jest</text:span><text:span text:style-name="T7_102"><text:s/></text:span><text:span text:style-name="T7_103">najbardziej</text:span><text:span text:style-name="T7_104"><text:s/></text:span><text:span text:style-name="T7_105">do</text:span><text:span text:style-name="T7_106"><text:s/></text:span><text:span text:style-name="T7_107">niego</text:span><text:span text:style-name="T7_108"><text:s/></text:span><text:span text:style-name="T7_109">zbliżony</text:span><text:span text:style-name="T7_110">.</text:span></text:p>
      <text:p text:style-name="P8"><text:span text:style-name="T8_1"><text:s/></text:span></text:p>
      <text:p text:style-name="P9"><text:span text:style-name="T9_1">Aby</text:span><text:span text:style-name="T9_2"><text:s/></text:span><text:span text:style-name="T9_3">lepiej</text:span><text:span text:style-name="T9_4"><text:s/></text:span><text:span text:style-name="T9_5">poznać</text:span><text:span text:style-name="T9_6"><text:s/></text:span><text:span text:style-name="T9_7">mechanizm</text:span><text:span text:style-name="T9_8"><text:s/></text:span><text:span text:style-name="T9_9">działania</text:span><text:span text:style-name="T9_10"><text:s/></text:span><text:span text:style-name="T9_11">różnych</text:span><text:span text:style-name="T9_12"><text:s/></text:span><text:span text:style-name="T9_13">produktów</text:span><text:span text:style-name="T9_14"><text:s/></text:span><text:span text:style-name="T9_15">zawartych</text:span><text:span text:style-name="T9_16"><text:s/></text:span><text:span text:style-name="T9_17">w</text:span><text:span text:style-name="T9_18"><text:s/></text:span><text:span text:style-name="T9_19">czosnku</text:span><text:span text:style-name="T9_20">,<text:s/></text:span><text:span text:style-name="T9_21">przestudiowałem</text:span><text:span text:style-name="T9_22"><text:s/></text:span><text:span text:style-name="T9_23">kilka</text:span><text:span text:style-name="T9_24"><text:s/></text:span><text:span text:style-name="T9_25">badań</text:span><text:span text:style-name="T9_26"><text:s/></text:span><text:span text:style-name="T9_27">i</text:span><text:span text:style-name="T9_28"><text:s/></text:span><text:span text:style-name="T9_29">eksperymentów</text:span><text:span text:style-name="T9_30"><text:s/></text:span><text:span text:style-name="T9_31">naukowych</text:span><text:span text:style-name="T9_32"><text:s/></text:span><text:span text:style-name="T9_33">z</text:span><text:span text:style-name="T9_34"><text:s/></text:span><text:span text:style-name="T9_35">ich</text:span><text:span text:style-name="T9_36"><text:s/></text:span><text:span text:style-name="T9_37">wykorzystaniem</text:span><text:span text:style-name="T9_38">.<text:s/></text:span><text:span text:style-name="T9_39">Postaram</text:span><text:span text:style-name="T9_40"><text:s/></text:span><text:span text:style-name="T9_41">się</text:span><text:span text:style-name="T9_42"><text:s/></text:span><text:span text:style-name="T9_43">przybliżyć</text:span><text:span text:style-name="T9_44"><text:s/></text:span><text:span text:style-name="T9_45">informacje</text:span><text:span text:style-name="T9_46"><text:s/></text:span><text:span text:style-name="T9_47">i</text:span><text:span text:style-name="T9_48"><text:s/></text:span><text:span text:style-name="T9_49">wnioski</text:span><text:span text:style-name="T9_50">,<text:s/></text:span><text:span text:style-name="T9_51">które</text:span><text:span text:style-name="T9_52"><text:s/></text:span><text:span text:style-name="T9_53">znalazłem</text:span><text:span text:style-name="T9_54">,<text:s/></text:span><text:span text:style-name="T9_55">gdyż</text:span><text:span text:style-name="T9_56"><text:s/></text:span><text:span text:style-name="T9_57">są</text:span><text:span text:style-name="T9_58"><text:s/></text:span><text:span text:style-name="T9_59">doprawdy</text:span><text:span text:style-name="T9_60"><text:s/></text:span><text:span text:style-name="T9_61">fascynujące</text:span><text:span text:style-name="T9_62">.<text:s/></text:span><text:span text:style-name="T9_63">Wytrzymajcie</text:span><text:span text:style-name="T9_64"><text:s/></text:span><text:span text:style-name="T9_65">proszę</text:span><text:span text:style-name="T9_66"><text:s/></text:span><text:span text:style-name="T9_67">ten</text:span><text:span text:style-name="T9_68"><text:s/></text:span><text:span text:style-name="T9_69">lekko</text:span><text:span text:style-name="T9_70"><text:s/></text:span><text:span text:style-name="T9_71">naukowy</text:span><text:span text:style-name="T9_72"><text:s/></text:span><text:span text:style-name="T9_73">fragment</text:span><text:span text:style-name="T9_74">,<text:s/></text:span><text:span text:style-name="T9_75">dalej</text:span><text:span text:style-name="T9_76"><text:s/></text:span><text:span text:style-name="T9_77">będzie</text:span><text:span text:style-name="T9_78"><text:s/></text:span><text:span text:style-name="T9_79">lepiej</text:span><text:span text:style-name="T9_80">.<text:s/></text:span><text:span text:style-name="T9_81">Na</text:span><text:span text:style-name="T9_82"><text:s/></text:span><text:span text:style-name="T9_83">początek</text:span><text:span text:style-name="T9_84"><text:s/></text:span><text:span text:style-name="T9_85">wymienię</text:span><text:span text:style-name="T9_86"><text:s/></text:span><text:span text:style-name="T9_87">kilka</text:span><text:span text:style-name="T9_88"><text:s/></text:span><text:span text:style-name="T9_89">związków</text:span><text:span text:style-name="T9_90">,<text:s/></text:span><text:span text:style-name="T9_91">których</text:span><text:span text:style-name="T9_92"><text:s/></text:span><text:span text:style-name="T9_93">absolutnie</text:span><text:span text:style-name="T9_94"><text:s/></text:span><text:span text:style-name="T9_95">nie</text:span><text:span text:style-name="T9_96"><text:s/></text:span><text:span text:style-name="T9_97">musicie</text:span><text:span text:style-name="T9_98"><text:s/></text:span><text:span text:style-name="T9_99">zapamiętywać</text:span><text:span text:style-name="T9_100">:<text:s/></text:span><text:span text:style-name="T9_101">allinina</text:span><text:span text:style-name="T9_102"><text:s/>–<text:s/></text:span><text:span text:style-name="T9_103">jest</text:span><text:span text:style-name="T9_104"><text:s/></text:span><text:span text:style-name="T9_105">główną</text:span><text:span text:style-name="T9_106"><text:s/></text:span><text:span text:style-name="T9_107">substancją</text:span><text:span text:style-name="T9_108"><text:s/></text:span><text:span text:style-name="T9_109">czynną</text:span><text:span text:style-name="T9_110">,<text:s/></text:span><text:span text:style-name="T9_111">występującą</text:span><text:span text:style-name="T9_112"><text:s/></text:span><text:span text:style-name="T9_113">tylko</text:span><text:span text:style-name="T9_114"><text:s/></text:span><text:span text:style-name="T9_115">w</text:span><text:span text:style-name="T9_116"><text:s/></text:span><text:span text:style-name="T9_117">świeżym</text:span><text:span text:style-name="T9_118"><text:s/></text:span><text:span text:style-name="T9_119">produkcie</text:span><text:span text:style-name="T9_120"><text:s/></text:span><text:span text:style-name="T9_121">i</text:span><text:span text:style-name="T9_122"><text:s/></text:span><text:span text:style-name="T9_123">szybko</text:span><text:span text:style-name="T9_124"><text:s/></text:span><text:span text:style-name="T9_125">ulegającą</text:span><text:span text:style-name="T9_126"><text:s/></text:span><text:span text:style-name="T9_127">przemianie</text:span><text:span text:style-name="T9_128"><text:s/></text:span><text:span text:style-name="T9_129">do</text:span><text:span text:style-name="T9_130"><text:s/></text:span><text:span text:style-name="T9_131">allicyny</text:span><text:span text:style-name="T9_132">.<text:s/></text:span><text:span text:style-name="T9_133">Ten</text:span><text:span text:style-name="T9_134"><text:s/></text:span><text:span text:style-name="T9_135">produkt</text:span><text:span text:style-name="T9_136"><text:s/></text:span><text:span text:style-name="T9_137">znajduje</text:span><text:span text:style-name="T9_138"><text:s/></text:span><text:span text:style-name="T9_139">się</text:span><text:span text:style-name="T9_140"><text:s/></text:span><text:span text:style-name="T9_141">w</text:span><text:span text:style-name="T9_142"><text:s/></text:span><text:span text:style-name="T9_143">dużych</text:span><text:span text:style-name="T9_144"><text:s/></text:span><text:span text:style-name="T9_145">ilościach</text:span><text:span text:style-name="T9_146"><text:s/></text:span><text:span text:style-name="T9_147">na</text:span><text:span text:style-name="T9_148"><text:s/></text:span><text:span text:style-name="T9_149">przykład</text:span><text:span text:style-name="T9_150"><text:s/></text:span><text:span text:style-name="T9_151">w</text:span><text:span text:style-name="T9_152"><text:s/></text:span><text:span text:style-name="T9_153">ekstraktach</text:span><text:span text:style-name="T9_154"><text:s/></text:span><text:span text:style-name="T9_155">z</text:span><text:span text:style-name="T9_156"><text:s/></text:span><text:span text:style-name="T9_157">czosnku</text:span><text:span text:style-name="T9_158"><text:s/></text:span><text:span text:style-name="T9_159">poddanych</text:span><text:span text:style-name="T9_160"><text:s/></text:span><text:span text:style-name="T9_161">procesowi</text:span><text:span text:style-name="T9_162"><text:s/></text:span><text:span text:style-name="T9_163">starzenia</text:span><text:span text:style-name="T9_164">.<text:s/></text:span><text:span text:style-name="T9_165">Oprócz</text:span><text:span text:style-name="T9_166"><text:s/></text:span><text:span text:style-name="T9_167">tego</text:span><text:span text:style-name="T9_168"><text:s/></text:span><text:span text:style-name="T9_169">bardzo</text:span><text:span text:style-name="T9_170"><text:s/></text:span><text:span text:style-name="T9_171">ważnymi</text:span><text:span text:style-name="T9_172"><text:s/></text:span><text:span text:style-name="T9_173">składnikami</text:span><text:span text:style-name="T9_174"><text:s/></text:span><text:span text:style-name="T9_175">są</text:span><text:span text:style-name="T9_176"><text:s/></text:span><text:span text:style-name="T9_177">organiczne</text:span><text:span text:style-name="T9_178"><text:s/></text:span><text:span text:style-name="T9_179">związki</text:span><text:span text:style-name="T9_180"><text:s/></text:span><text:span text:style-name="T9_181">siarki</text:span><text:span text:style-name="T9_182">,<text:s/></text:span><text:span text:style-name="T9_183">jak</text:span><text:span text:style-name="T9_184"><text:s/></text:span><text:span text:style-name="T9_185">sulfid</text:span><text:span text:style-name="T9_186"><text:s/></text:span><text:span text:style-name="T9_187">di</text:span><text:span text:style-name="T9_188">-<text:s/></text:span><text:span text:style-name="T9_189">i</text:span><text:span text:style-name="T9_190"><text:s/></text:span><text:span text:style-name="T9_191">triallilowy</text:span><text:span text:style-name="T9_192"><text:s/></text:span><text:span text:style-name="T9_193">jako</text:span><text:span text:style-name="T9_194"><text:s/></text:span><text:span text:style-name="T9_195">ostateczny</text:span><text:span text:style-name="T9_196"><text:s/></text:span><text:span text:style-name="T9_197">produkt</text:span><text:span text:style-name="T9_198"><text:s/></text:span><text:span text:style-name="T9_199">rozpadu</text:span><text:span text:style-name="T9_200"><text:s/></text:span><text:span text:style-name="T9_201">allininy</text:span><text:span text:style-name="T9_202">.<text:s text:c="2"/></text:span><text:span text:style-name="T9_203">To</text:span><text:span text:style-name="T9_204"><text:s/></text:span><text:span text:style-name="T9_205">z</text:span><text:span text:style-name="T9_206"><text:s/></text:span><text:span text:style-name="T9_207">powodu</text:span><text:span text:style-name="T9_208"><text:s/></text:span><text:span text:style-name="T9_209">powyższych</text:span><text:span text:style-name="T9_210"><text:s/></text:span><text:span text:style-name="T9_211">substancji</text:span><text:span text:style-name="T9_212"><text:s/></text:span><text:span text:style-name="T9_213">czujemy</text:span><text:span text:style-name="T9_214"><text:s/></text:span><text:span text:style-name="T9_215">nieprzyjemny</text:span><text:span text:style-name="T9_216"><text:s/></text:span><text:span text:style-name="T9_217">zapach</text:span><text:span text:style-name="T9_218"><text:s/></text:span><text:span text:style-name="T9_219">po</text:span><text:span text:style-name="T9_220"><text:s/></text:span><text:span text:style-name="T9_221">zjedzeniu</text:span><text:span text:style-name="T9_222"><text:s/></text:span><text:span text:style-name="T9_223">tej</text:span><text:span text:style-name="T9_224"><text:s/></text:span><text:span text:style-name="T9_225">rośliny</text:span><text:span text:style-name="T9_226">,<text:s/></text:span><text:span text:style-name="T9_227">ale</text:span><text:span text:style-name="T9_228"><text:s/></text:span><text:span text:style-name="T9_229">mają</text:span><text:span text:style-name="T9_230"><text:s/></text:span><text:span text:style-name="T9_231">też</text:span><text:span text:style-name="T9_232"><text:s/></text:span><text:span text:style-name="T9_233">cały</text:span><text:span text:style-name="T9_234"><text:s/></text:span><text:span text:style-name="T9_235">szereg</text:span><text:span text:style-name="T9_236"><text:s/></text:span><text:span text:style-name="T9_237">różnorodnych</text:span><text:span text:style-name="T9_238"><text:s/></text:span><text:span text:style-name="T9_239">efektów</text:span><text:span text:style-name="T9_240"><text:s/></text:span><text:span text:style-name="T9_241">na</text:span><text:span text:style-name="T9_242"><text:s/></text:span><text:span text:style-name="T9_243">ludzki</text:span><text:span text:style-name="T9_244"><text:s/></text:span><text:span text:style-name="T9_245">organizm</text:span><text:span text:style-name="T9_246">.<text:s/></text:span><text:span text:style-name="T9_247">Koniec</text:span><text:span text:style-name="T9_248"><text:s/></text:span><text:span text:style-name="T9_249">zajęć</text:span><text:span text:style-name="T9_250">.</text:span></text:p>
      <text:p text:style-name="P10"><text:span text:style-name="T10_1">Jeżeli</text:span><text:span text:style-name="T10_2"><text:s/></text:span><text:span text:style-name="T10_3">dalej</text:span><text:span text:style-name="T10_4"><text:s/></text:span><text:span text:style-name="T10_5">jesteście</text:span><text:span text:style-name="T10_6"><text:s/></text:span><text:span text:style-name="T10_7">ze</text:span><text:span text:style-name="T10_8"><text:s/></text:span><text:span text:style-name="T10_9">mną</text:span><text:span text:style-name="T10_10">,<text:s/></text:span><text:span text:style-name="T10_11">to</text:span><text:span text:style-name="T10_12"><text:s/></text:span><text:span text:style-name="T10_13">doskonale</text:span><text:span text:style-name="T10_14">,<text:s/></text:span><text:span text:style-name="T10_15">bo</text:span><text:span text:style-name="T10_16"><text:s/></text:span><text:span text:style-name="T10_17">tutaj</text:span><text:span text:style-name="T10_18"><text:s/></text:span><text:span text:style-name="T10_19">zaczyna</text:span><text:span text:style-name="T10_20"><text:s/></text:span><text:span text:style-name="T10_21">się</text:span><text:span text:style-name="T10_22"><text:s/></text:span><text:span text:style-name="T10_23">to</text:span><text:span text:style-name="T10_24">,<text:s/></text:span><text:span text:style-name="T10_25">co</text:span><text:span text:style-name="T10_26"><text:s/></text:span><text:span text:style-name="T10_27">przydatne</text:span><text:span text:style-name="T10_28">.<text:s/></text:span><text:span text:style-name="T10_29">W</text:span><text:span text:style-name="T10_30"><text:s/></text:span><text:span text:style-name="T10_31">wielkim</text:span><text:span text:style-name="T10_32"><text:s/></text:span><text:span text:style-name="T10_33">skrócie</text:span><text:span text:style-name="T10_34"><text:s/>–<text:s/></text:span><text:span text:style-name="T10_35">udowodniono</text:span><text:span text:style-name="T10_36"><text:s/></text:span><text:span text:style-name="T10_37">i</text:span><text:span text:style-name="T10_38"><text:s/></text:span><text:span text:style-name="T10_39">zbadano</text:span><text:span text:style-name="T10_40"><text:s/></text:span><text:span text:style-name="T10_41">działania</text:span><text:span text:style-name="T10_42"><text:s/></text:span><text:span text:style-name="T10_43">czosnku</text:span><text:span text:style-name="T10_44">,<text:s/></text:span><text:span text:style-name="T10_45">takie</text:span><text:span text:style-name="T10_46"><text:s/></text:span><text:span text:style-name="T10_47">jak</text:span><text:span text:style-name="T10_48">:<text:s/></text:span><text:span text:style-name="T10_49">przeciwbakteryjne</text:span><text:span text:style-name="T10_50"><text:s/>–<text:s/></text:span><text:span text:style-name="T10_51">silniejsze</text:span><text:span text:style-name="T10_52"><text:s/></text:span><text:span text:style-name="T10_53">nawet</text:span><text:span text:style-name="T10_54"><text:s/></text:span><text:span text:style-name="T10_55">od</text:span><text:span text:style-name="T10_56"><text:s/></text:span><text:span text:style-name="T10_57">popularnie</text:span><text:span text:style-name="T10_58"><text:s/></text:span><text:span text:style-name="T10_59">stosowanych</text:span><text:span text:style-name="T10_60"><text:s/></text:span><text:span text:style-name="T10_61">penicylin</text:span><text:span text:style-name="T10_62"><text:s/></text:span><text:span text:style-name="T10_63">czy</text:span><text:span text:style-name="T10_64"><text:s/></text:span><text:span text:style-name="T10_65">tetracyklin</text:span><text:span text:style-name="T10_66">;<text:s/></text:span><text:span text:style-name="T10_67">przeciwgrzybicze</text:span><text:span text:style-name="T10_68"><text:s/></text:span><text:span text:style-name="T10_69">i</text:span><text:span text:style-name="T10_70"><text:s/></text:span><text:span text:style-name="T10_71">przeciwwirusowe</text:span><text:span text:style-name="T10_72"><text:s/>–<text:s/></text:span><text:span text:style-name="T10_73">między</text:span><text:span text:style-name="T10_74"><text:s/></text:span><text:span text:style-name="T10_75">innymi</text:span><text:span text:style-name="T10_76"><text:s/></text:span><text:span text:style-name="T10_77">na</text:span><text:span text:style-name="T10_78"><text:s/></text:span><text:span text:style-name="T10_79">wirus</text:span><text:span text:style-name="T10_80"><text:s/></text:span><text:span text:style-name="T10_81">popularnego</text:span><text:span text:style-name="T10_82"><text:s/></text:span><text:span text:style-name="T10_83">przeziębienia</text:span><text:span text:style-name="T10_84">;<text:s/></text:span><text:span text:style-name="T10_85">obniżające</text:span><text:span text:style-name="T10_86"><text:s/></text:span><text:span text:style-name="T10_87">ciśnienie</text:span><text:span text:style-name="T10_88"><text:s/>–<text:s/></text:span><text:span text:style-name="T10_89">rozszerza</text:span><text:span text:style-name="T10_90"><text:s/></text:span><text:span text:style-name="T10_91">naczynia</text:span><text:span text:style-name="T10_92"><text:s/></text:span><text:span text:style-name="T10_93">krwionośne</text:span><text:span text:style-name="T10_94">;<text:s/></text:span><text:span text:style-name="T10_95">zmniejszające</text:span><text:span text:style-name="T10_96"><text:s/></text:span><text:span text:style-name="T10_97">poziom</text:span><text:span text:style-name="T10_98"><text:s/></text:span><text:span text:style-name="T10_99">cholesterolu</text:span><text:span text:style-name="T10_100"><text:s/></text:span><text:span text:style-name="T10_101">we</text:span><text:span text:style-name="T10_102"><text:s/></text:span><text:span text:style-name="T10_103">krwi</text:span><text:span text:style-name="T10_104">,<text:s/></text:span><text:span text:style-name="T10_105">pobudzające</text:span><text:span text:style-name="T10_106"><text:s/></text:span><text:span text:style-name="T10_107">układ</text:span><text:span text:style-name="T10_108"><text:s/></text:span><text:span text:style-name="T10_109">odpornościowy</text:span><text:span text:style-name="T10_110">,<text:s/></text:span><text:span text:style-name="T10_111">przeciwnowotworowe</text:span><text:span text:style-name="T10_112">,<text:s/></text:span><text:span text:style-name="T10_113">zwiększające</text:span><text:span text:style-name="T10_114"><text:s/></text:span><text:span text:style-name="T10_115">zdolność</text:span><text:span text:style-name="T10_116"><text:s/></text:span><text:span text:style-name="T10_117">regeneracyjną</text:span><text:span text:style-name="T10_118"><text:s/></text:span><text:span text:style-name="T10_119">niektórych</text:span><text:span text:style-name="T10_120"><text:s/></text:span><text:span text:style-name="T10_121">komórek</text:span><text:span text:style-name="T10_122"><text:s/>–<text:s/></text:span><text:span text:style-name="T10_123">na</text:span><text:span text:style-name="T10_124"><text:s/></text:span><text:span text:style-name="T10_125">przykład</text:span><text:span text:style-name="T10_126"><text:s/></text:span><text:span text:style-name="T10_127">wątroby</text:span><text:span text:style-name="T10_128"><text:s/></text:span><text:span text:style-name="T10_129">po</text:span><text:span text:style-name="T10_130"><text:s/></text:span><text:span text:style-name="T10_131">jej</text:span><text:span text:style-name="T10_132"><text:s/></text:span><text:span text:style-name="T10_133">alkoholowym</text:span><text:span text:style-name="T10_134"><text:s/></text:span><text:span text:style-name="T10_135">uszkodzeniu</text:span><text:span text:style-name="T10_136">,<text:s/></text:span><text:span text:style-name="T10_137">gdyby</text:span><text:span text:style-name="T10_138"><text:s/></text:span><text:span text:style-name="T10_139">komuś</text:span><text:span text:style-name="T10_140"><text:s/></text:span><text:span text:style-name="T10_141">ta</text:span><text:span text:style-name="T10_142"><text:s/></text:span><text:span text:style-name="T10_143">wiedza</text:span><text:span text:style-name="T10_144"><text:s/></text:span><text:span text:style-name="T10_145">okazała</text:span><text:span text:style-name="T10_146"><text:s/></text:span><text:span text:style-name="T10_147">się</text:span><text:span text:style-name="T10_148"><text:s/></text:span><text:span text:style-name="T10_149">potrzebna</text:span><text:span text:style-name="T10_150">.<text:s/></text:span><text:span text:style-name="T10_151">Wymienione</text:span><text:span text:style-name="T10_152"><text:s/></text:span><text:span text:style-name="T10_153">wyżej</text:span><text:span text:style-name="T10_154"><text:s/></text:span><text:span text:style-name="T10_155">związki</text:span><text:span text:style-name="T10_156"><text:s/></text:span><text:span text:style-name="T10_157">zwiększają</text:span><text:span text:style-name="T10_158"><text:s/></text:span><text:span text:style-name="T10_159">siłę</text:span><text:span text:style-name="T10_160"><text:s/></text:span><text:span text:style-name="T10_161">działania</text:span><text:span text:style-name="T10_162"><text:s/></text:span><text:span text:style-name="T10_163">leków</text:span><text:span text:style-name="T10_164"><text:s/></text:span><text:span text:style-name="T10_165">przeciwcukrzycowych</text:span><text:span text:style-name="T10_166">.<text:s/></text:span><text:span text:style-name="T10_167">Wcale</text:span><text:span text:style-name="T10_168"><text:s/></text:span><text:span text:style-name="T10_169">nie</text:span><text:span text:style-name="T10_170"><text:s/></text:span><text:span text:style-name="T10_171">ostatni</text:span><text:span text:style-name="T10_172">,<text:s/></text:span><text:span text:style-name="T10_173">ale</text:span><text:span text:style-name="T10_174"><text:s/></text:span><text:span text:style-name="T10_175">niezwykle</text:span><text:span text:style-name="T10_176"><text:s/></text:span><text:span text:style-name="T10_177">ciekawy</text:span><text:span text:style-name="T10_178"><text:s/></text:span><text:span text:style-name="T10_179">efekt</text:span><text:span text:style-name="T10_180"><text:s/>–<text:s/></text:span><text:span text:style-name="T10_181">zmniejszanie</text:span><text:span text:style-name="T10_182"><text:s/></text:span><text:span text:style-name="T10_183">szkodliwego</text:span><text:span text:style-name="T10_184"><text:s/></text:span><text:span text:style-name="T10_185">wpływu</text:span><text:span text:style-name="T10_186"><text:s/></text:span><text:span text:style-name="T10_187">palenia</text:span><text:span text:style-name="T10_188"><text:s/></text:span><text:span text:style-name="T10_189">papierosów</text:span><text:span text:style-name="T10_190">.<text:s/></text:span><text:span text:style-name="T10_191">Przyznam</text:span><text:span text:style-name="T10_192">,<text:s/></text:span><text:span text:style-name="T10_193">że</text:span><text:span text:style-name="T10_194"><text:s/></text:span><text:span text:style-name="T10_195">ta</text:span><text:span text:style-name="T10_196"><text:s/></text:span><text:span text:style-name="T10_197">lista</text:span><text:span text:style-name="T10_198"><text:s/></text:span><text:span text:style-name="T10_199">wygląda</text:span><text:span text:style-name="T10_200"><text:s/></text:span><text:span text:style-name="T10_201">nieco</text:span><text:span text:style-name="T10_202"><text:s/></text:span><text:span text:style-name="T10_203">absurdalnie</text:span><text:span text:style-name="T10_204">,<text:s/></text:span><text:span text:style-name="T10_205">zważywszy</text:span><text:span text:style-name="T10_206"><text:s/></text:span><text:span text:style-name="T10_207">że</text:span><text:span text:style-name="T10_208"><text:s/></text:span><text:span text:style-name="T10_209">piszę</text:span><text:span text:style-name="T10_210"><text:s/></text:span><text:span text:style-name="T10_211">o</text:span><text:span text:style-name="T10_212"><text:s/></text:span><text:span text:style-name="T10_213">czymś</text:span><text:span text:style-name="T10_214"><text:s/></text:span><text:span text:style-name="T10_215">znanym</text:span><text:span text:style-name="T10_216"><text:s/></text:span><text:span text:style-name="T10_217">i</text:span><text:span text:style-name="T10_218"><text:s/></text:span><text:span text:style-name="T10_219">ogólnodostępnym</text:span><text:span text:style-name="T10_220">.<text:s/></text:span><text:span text:style-name="T10_221">Jednak</text:span><text:span text:style-name="T10_222"><text:s/></text:span><text:span text:style-name="T10_223">nie</text:span><text:span text:style-name="T10_224"><text:s/></text:span><text:span text:style-name="T10_225">jest</text:span><text:span text:style-name="T10_226"><text:s/></text:span><text:span text:style-name="T10_227">to</text:span><text:span text:style-name="T10_228"><text:s/></text:span><text:span text:style-name="T10_229">produkt</text:span><text:span text:style-name="T10_230"><text:s/></text:span><text:span text:style-name="T10_231">czyjejś</text:span><text:span text:style-name="T10_232"><text:s/></text:span><text:span text:style-name="T10_233">zadumy</text:span><text:span text:style-name="T10_234"><text:s/></text:span><text:span text:style-name="T10_235">lub</text:span><text:span text:style-name="T10_236"><text:s/></text:span><text:span text:style-name="T10_237">wyobraźni</text:span><text:span text:style-name="T10_238">,<text:s/></text:span><text:span text:style-name="T10_239">a</text:span><text:span text:style-name="T10_240"><text:s/></text:span><text:span text:style-name="T10_241">autentycznych</text:span><text:span text:style-name="T10_242"><text:s/></text:span><text:span text:style-name="T10_243">i</text:span><text:span text:style-name="T10_244"><text:s/></text:span><text:span text:style-name="T10_245">rozbudowanych</text:span><text:span text:style-name="T10_246"><text:s/></text:span><text:span text:style-name="T10_247">badań</text:span><text:span text:style-name="T10_248"><text:s/></text:span><text:span text:style-name="T10_249">naukowych</text:span><text:span text:style-name="T10_250">.<text:s/></text:span><text:span text:style-name="T10_251">Ponieważ</text:span><text:span text:style-name="T10_252"><text:s/></text:span><text:span text:style-name="T10_253">okazuje</text:span><text:span text:style-name="T10_254"><text:s/></text:span><text:span text:style-name="T10_255">się</text:span><text:span text:style-name="T10_256">,<text:s/></text:span><text:span text:style-name="T10_257">że</text:span><text:span text:style-name="T10_258"><text:s/></text:span><text:span text:style-name="T10_259">te</text:span><text:span text:style-name="T10_260"><text:s/></text:span><text:span text:style-name="T10_261">kilka</text:span><text:span text:style-name="T10_262"><text:s/></text:span><text:span text:style-name="T10_263">białych</text:span><text:span text:style-name="T10_264"><text:s/></text:span><text:span text:style-name="T10_265">ząbków</text:span><text:span text:style-name="T10_266"><text:s/></text:span><text:span text:style-name="T10_267">jest</text:span><text:span text:style-name="T10_268"><text:s/></text:span><text:span text:style-name="T10_269">tematem</text:span><text:span text:style-name="T10_270"><text:s/></text:span><text:span text:style-name="T10_271">rzeką</text:span><text:span text:style-name="T10_272">,<text:s/></text:span><text:span text:style-name="T10_273">ja</text:span><text:span text:style-name="T10_274"><text:s/></text:span><text:span text:style-name="T10_275">skupię</text:span><text:span text:style-name="T10_276"><text:s/></text:span><text:span text:style-name="T10_277">się</text:span><text:span text:style-name="T10_278"><text:s/></text:span><text:span text:style-name="T10_279">przede</text:span><text:span text:style-name="T10_280"><text:s/></text:span><text:span text:style-name="T10_281">wszystkim</text:span><text:span text:style-name="T10_282"><text:s/></text:span><text:span text:style-name="T10_283">na</text:span><text:span text:style-name="T10_284"><text:s/></text:span><text:span text:style-name="T10_285">działaniu</text:span><text:span text:style-name="T10_286"><text:s/></text:span><text:span text:style-name="T10_287">możliwym</text:span><text:span text:style-name="T10_288"><text:s/></text:span><text:span text:style-name="T10_289">do</text:span><text:span text:style-name="T10_290"><text:s/></text:span><text:span text:style-name="T10_291">wykorzystania</text:span><text:span text:style-name="T10_292"><text:s/></text:span><text:span text:style-name="T10_293">w</text:span><text:span text:style-name="T10_294"><text:s/></text:span><text:span text:style-name="T10_295">każdym</text:span><text:span text:style-name="T10_296"><text:s/></text:span><text:span text:style-name="T10_297">domu</text:span><text:span text:style-name="T10_298">,<text:s/></text:span><text:span text:style-name="T10_299">czyli</text:span><text:span text:style-name="T10_300">:<text:s/></text:span><text:span text:style-name="T10_301">przeciwwirusowym</text:span><text:span text:style-name="T10_302">,<text:s/></text:span><text:span text:style-name="T10_303">bakteriobójczym</text:span><text:span text:style-name="T10_304"><text:s/></text:span><text:span text:style-name="T10_305">i</text:span><text:span text:style-name="T10_306"><text:s/></text:span><text:span text:style-name="T10_307">pobudzającym</text:span><text:span text:style-name="T10_308"><text:s/></text:span><text:span text:style-name="T10_309">układ</text:span><text:span text:style-name="T10_310"><text:s/></text:span><text:span text:style-name="T10_311">odpornościowy</text:span><text:span text:style-name="T10_312"><text:s/></text:span><text:span text:style-name="T10_313">oraz</text:span><text:span text:style-name="T10_314"><text:s/></text:span><text:span text:style-name="T10_315">krótko</text:span><text:span text:style-name="T10_316"><text:s/></text:span><text:span text:style-name="T10_317">je</text:span><text:span text:style-name="T10_318"><text:s/></text:span><text:span text:style-name="T10_319">scharakteryzuję</text:span><text:span text:style-name="T10_320">.<text:s/></text:span><text:span text:style-name="T10_321">Na</text:span><text:span text:style-name="T10_322"><text:s/></text:span><text:span text:style-name="T10_323">końcu</text:span><text:span text:style-name="T10_324"><text:s/></text:span><text:span text:style-name="T10_325">podam</text:span><text:span text:style-name="T10_326"><text:s/></text:span><text:span text:style-name="T10_327">przepis</text:span><text:span text:style-name="T10_328"><text:s/></text:span><text:span text:style-name="T10_329">na</text:span><text:span text:style-name="T10_330"><text:s/></text:span><text:span text:style-name="T10_331">tak</text:span><text:span text:style-name="T10_332"><text:s/></text:span><text:span text:style-name="T10_333">zwanego</text:span><text:span text:style-name="T10_334"><text:s/>„</text:span><text:span text:style-name="T10_335">śmierdziela</text:span><text:span text:style-name="T10_336">”<text:s/>–<text:s/></text:span><text:span text:style-name="T10_337">nazwa</text:span><text:span text:style-name="T10_338"><text:s/></text:span><text:span text:style-name="T10_339">mojego</text:span><text:span text:style-name="T10_340"><text:s/></text:span><text:span text:style-name="T10_341">autorstwa</text:span><text:span text:style-name="T10_342">,<text:s/></text:span><text:span text:style-name="T10_343">czyli</text:span><text:span text:style-name="T10_344"><text:s/></text:span><text:span text:style-name="T10_345">ekstrakt</text:span><text:span text:style-name="T10_346"><text:s/></text:span><text:span text:style-name="T10_347">z</text:span><text:span text:style-name="T10_348"><text:s/></text:span><text:span text:style-name="T10_349">czosnku</text:span><text:span text:style-name="T10_350"><text:s/></text:span><text:span text:style-name="T10_351">robiony</text:span><text:span text:style-name="T10_352"><text:s/></text:span><text:span text:style-name="T10_353">na</text:span><text:span text:style-name="T10_354"><text:s/></text:span><text:span text:style-name="T10_355">zimno</text:span><text:span text:style-name="T10_356">.</text:span></text:p>
      <text:p text:style-name="P11"><text:span text:style-name="T11_1"><text:s/></text:span></text:p>
      <text:p text:style-name="P12"><text:span text:style-name="T12_1">Jedzenie</text:span><text:span text:style-name="T12_2"><text:s/></text:span><text:span text:style-name="T12_3">surowych</text:span><text:span text:style-name="T12_4"><text:s/></text:span><text:span text:style-name="T12_5">ząbków</text:span><text:span text:style-name="T12_6"><text:s/></text:span><text:span text:style-name="T12_7">poza</text:span><text:span text:style-name="T12_8"><text:s/></text:span><text:span text:style-name="T12_9">walorem</text:span><text:span text:style-name="T12_10"><text:s/></text:span><text:span text:style-name="T12_11">smakowym</text:span><text:span text:style-name="T12_12"><text:s/>–<text:s/></text:span><text:span text:style-name="T12_13">którego</text:span><text:span text:style-name="T12_14"><text:s/></text:span><text:span text:style-name="T12_15">osobiście</text:span><text:span text:style-name="T12_16"><text:s/></text:span><text:span text:style-name="T12_17">nie</text:span><text:span text:style-name="T12_18"><text:s/></text:span><text:span text:style-name="T12_19">rozumiem</text:span><text:span text:style-name="T12_20"><text:s/>–<text:s/></text:span><text:span text:style-name="T12_21">ma</text:span><text:span text:style-name="T12_22"><text:s/></text:span><text:span text:style-name="T12_23">niewątpliwie</text:span><text:span text:style-name="T12_24"><text:s/></text:span><text:span text:style-name="T12_25">silny</text:span><text:span text:style-name="T12_26"><text:s/></text:span><text:span text:style-name="T12_27">efekt</text:span><text:span text:style-name="T12_28"><text:s/></text:span><text:span text:style-name="T12_29">bakteriobójczy</text:span><text:span text:style-name="T12_30">.<text:s/></text:span><text:span text:style-name="T12_31">Czyli</text:span><text:span text:style-name="T12_32"><text:s/></text:span><text:span text:style-name="T12_33">zabija</text:span><text:span text:style-name="T12_34"><text:s/></text:span><text:span text:style-name="T12_35">lub</text:span><text:span text:style-name="T12_36"><text:s/></text:span><text:span text:style-name="T12_37">uniemożliwia</text:span><text:span text:style-name="T12_38"><text:s/></text:span><text:span text:style-name="T12_39">bakteriom</text:span><text:span text:style-name="T12_40"><text:s/></text:span><text:span text:style-name="T12_41">budowę</text:span><text:span text:style-name="T12_42"><text:s/></text:span><text:span text:style-name="T12_43">ściany</text:span><text:span text:style-name="T12_44"><text:s/></text:span><text:span text:style-name="T12_45">komórkowej</text:span><text:span text:style-name="T12_46">,<text:s/></text:span><text:span text:style-name="T12_47">o</text:span><text:span text:style-name="T12_48"><text:s/></text:span><text:span text:style-name="T12_49">ile</text:span><text:span text:style-name="T12_50"><text:s/></text:span><text:span text:style-name="T12_51">ją</text:span><text:span text:style-name="T12_52"><text:s/></text:span><text:span text:style-name="T12_53">posiadają</text:span><text:span text:style-name="T12_54">.<text:s/></text:span><text:span text:style-name="T12_55">O</text:span><text:span text:style-name="T12_56"><text:s/></text:span><text:span text:style-name="T12_57">zakresie</text:span><text:span text:style-name="T12_58"><text:s/></text:span><text:span text:style-name="T12_59">działania</text:span><text:span text:style-name="T12_60"><text:s/></text:span><text:span text:style-name="T12_61">nie</text:span><text:span text:style-name="T12_62"><text:s/></text:span><text:span text:style-name="T12_63">będę</text:span><text:span text:style-name="T12_64"><text:s/></text:span><text:span text:style-name="T12_65">pisał</text:span><text:span text:style-name="T12_66">,<text:s/></text:span><text:span text:style-name="T12_67">ale</text:span><text:span text:style-name="T12_68"><text:s/></text:span><text:span text:style-name="T12_69">osobiście</text:span><text:span text:style-name="T12_70"><text:s/></text:span><text:span text:style-name="T12_71">nie</text:span><text:span text:style-name="T12_72"><text:s/></text:span><text:span text:style-name="T12_73">leczyłbym</text:span><text:span text:style-name="T12_74"><text:s/></text:span><text:span text:style-name="T12_75">czosnkiem</text:span><text:span text:style-name="T12_76"><text:s/></text:span><text:span text:style-name="T12_77">poważnych</text:span><text:span text:style-name="T12_78"><text:s/></text:span><text:span text:style-name="T12_79">infekcji</text:span><text:span text:style-name="T12_80"><text:s/></text:span><text:span text:style-name="T12_81">bakteryjnych</text:span><text:span text:style-name="T12_82">,<text:s/></text:span><text:span text:style-name="T12_83">a</text:span><text:span text:style-name="T12_84"><text:s/></text:span><text:span text:style-name="T12_85">traktował</text:span><text:span text:style-name="T12_86"><text:s/></text:span><text:span text:style-name="T12_87">go</text:span><text:span text:style-name="T12_88"><text:s/></text:span><text:span text:style-name="T12_89">bardziej</text:span><text:span text:style-name="T12_90"><text:s/></text:span><text:span text:style-name="T12_91">jako</text:span><text:span text:style-name="T12_92"><text:s/></text:span><text:span text:style-name="T12_93">profilaktykę</text:span><text:span text:style-name="T12_94">.<text:s/></text:span><text:span text:style-name="T12_95">Dlaczego</text:span><text:span text:style-name="T12_96">?<text:s/></text:span><text:span text:style-name="T12_97">Ponieważ</text:span><text:span text:style-name="T12_98"><text:s/></text:span><text:span text:style-name="T12_99">liczy</text:span><text:span text:style-name="T12_100"><text:s/></text:span><text:span text:style-name="T12_101">się</text:span><text:span text:style-name="T12_102"><text:s/></text:span><text:span text:style-name="T12_103">też</text:span><text:span text:style-name="T12_104"><text:s/></text:span><text:span text:style-name="T12_105">stężenie</text:span><text:span text:style-name="T12_106"><text:s/>„</text:span><text:span text:style-name="T12_107">leku</text:span><text:span text:style-name="T12_108">”,<text:s/></text:span><text:span text:style-name="T12_109">a</text:span><text:span text:style-name="T12_110"><text:s/></text:span><text:span text:style-name="T12_111">tego</text:span><text:span text:style-name="T12_112"><text:s/></text:span><text:span text:style-name="T12_113">nie</text:span><text:span text:style-name="T12_114"><text:s/></text:span><text:span text:style-name="T12_115">ma</text:span><text:span text:style-name="T12_116"><text:s/></text:span><text:span text:style-name="T12_117">aż</text:span><text:span text:style-name="T12_118"><text:s/></text:span><text:span text:style-name="T12_119">tak</text:span><text:span text:style-name="T12_120"><text:s/></text:span><text:span text:style-name="T12_121">dużo</text:span><text:span text:style-name="T12_122"><text:s/></text:span><text:span text:style-name="T12_123">w</text:span><text:span text:style-name="T12_124"><text:s/></text:span><text:span text:style-name="T12_125">jednym</text:span><text:span text:style-name="T12_126"><text:s/></text:span><text:span text:style-name="T12_127">czy</text:span><text:span text:style-name="T12_128"><text:s/></text:span><text:span text:style-name="T12_129">dwóch</text:span><text:span text:style-name="T12_130"><text:s/></text:span><text:span text:style-name="T12_131">ząbkach</text:span><text:span text:style-name="T12_132">.<text:s/></text:span><text:span text:style-name="T12_133">Jak</text:span><text:span text:style-name="T12_134"><text:s/></text:span><text:span text:style-name="T12_135">ktoś</text:span><text:span text:style-name="T12_136"><text:s/></text:span><text:span text:style-name="T12_137">potrafi</text:span><text:span text:style-name="T12_138"><text:s/></text:span><text:span text:style-name="T12_139">jeść</text:span><text:span text:style-name="T12_140"><text:s/></text:span><text:span text:style-name="T12_141">całe</text:span><text:span text:style-name="T12_142"><text:s/></text:span><text:span text:style-name="T12_143">główki</text:span><text:span text:style-name="T12_144"><text:s/></text:span><text:span text:style-name="T12_145">garściami</text:span><text:span text:style-name="T12_146">,<text:s/></text:span><text:span text:style-name="T12_147">to</text:span><text:span text:style-name="T12_148"><text:s/></text:span><text:span text:style-name="T12_149">zapewne</text:span><text:span text:style-name="T12_150"><text:s/></text:span><text:span text:style-name="T12_151">nie</text:span><text:span text:style-name="T12_152"><text:s/></text:span><text:span text:style-name="T12_153">miewa</text:span><text:span text:style-name="T12_154"><text:s/></text:span><text:span text:style-name="T12_155">częstego</text:span><text:span text:style-name="T12_156">,<text:s/></text:span><text:span text:style-name="T12_157">bliskiego</text:span><text:span text:style-name="T12_158"><text:s/></text:span><text:span text:style-name="T12_159">kontaktu</text:span><text:span text:style-name="T12_160"><text:s/></text:span><text:span text:style-name="T12_161">z</text:span><text:span text:style-name="T12_162"><text:s/></text:span><text:span text:style-name="T12_163">ludźmi</text:span><text:span text:style-name="T12_164">.<text:s/></text:span><text:span text:style-name="T12_165">Znacznie</text:span><text:span text:style-name="T12_166"><text:s/></text:span><text:span text:style-name="T12_167">bardziej</text:span><text:span text:style-name="T12_168"><text:s/></text:span><text:span text:style-name="T12_169">praktyczny</text:span><text:span text:style-name="T12_170"><text:s/></text:span><text:span text:style-name="T12_171">okazuje</text:span><text:span text:style-name="T12_172"><text:s/></text:span><text:span text:style-name="T12_173">się</text:span><text:span text:style-name="T12_174"><text:s/></text:span><text:span text:style-name="T12_175">efekt</text:span><text:span text:style-name="T12_176"><text:s/></text:span><text:span text:style-name="T12_177">pobudzający</text:span><text:span text:style-name="T12_178"><text:s/></text:span><text:span text:style-name="T12_179">komórki</text:span><text:span text:style-name="T12_180"><text:s/></text:span><text:span text:style-name="T12_181">odpornościowe</text:span><text:span text:style-name="T12_182">.<text:s/></text:span><text:span text:style-name="T12_183">Teraz</text:span><text:span text:style-name="T12_184"><text:s/></text:span><text:span text:style-name="T12_185">kłania</text:span><text:span text:style-name="T12_186"><text:s/></text:span><text:span text:style-name="T12_187">się</text:span><text:span text:style-name="T12_188"><text:s/></text:span><text:span text:style-name="T12_189">wiedza</text:span><text:span text:style-name="T12_190"><text:s/></text:span><text:span text:style-name="T12_191">z</text:span><text:span text:style-name="T12_192"><text:s/></text:span><text:span text:style-name="T12_193">zakresu</text:span><text:span text:style-name="T12_194"><text:s/></text:span><text:span text:style-name="T12_195">biologii</text:span><text:span text:style-name="T12_196"><text:s/></text:span><text:span text:style-name="T12_197">na</text:span><text:span text:style-name="T12_198"><text:s/></text:span><text:span text:style-name="T12_199">poziomie</text:span><text:span text:style-name="T12_200"><text:s/></text:span><text:span text:style-name="T12_201">gimnazjum</text:span><text:span text:style-name="T12_202">,<text:s/></text:span><text:span text:style-name="T12_203">czyli</text:span><text:span text:style-name="T12_204"><text:s/></text:span><text:span text:style-name="T12_205">limfocyty</text:span><text:span text:style-name="T12_206"><text:s/></text:span><text:span text:style-name="T12_207">T</text:span><text:span text:style-name="T12_208"><text:s/></text:span><text:span text:style-name="T12_209">CD</text:span><text:span text:style-name="T12_210">8<text:s/>–<text:s/></text:span><text:span text:style-name="T12_211">aktywujące</text:span><text:span text:style-name="T12_212"><text:s/></text:span><text:span text:style-name="T12_213">inne</text:span><text:span text:style-name="T12_214"><text:s/></text:span><text:span text:style-name="T12_215">komórki</text:span><text:span text:style-name="T12_216"><text:s/></text:span><text:span text:style-name="T12_217">odpornościowe</text:span><text:span text:style-name="T12_218"><text:s/></text:span><text:span text:style-name="T12_219">do</text:span><text:span text:style-name="T12_220"><text:s/></text:span><text:span text:style-name="T12_221">walki</text:span><text:span text:style-name="T12_222"><text:s/></text:span><text:span text:style-name="T12_223">z</text:span><text:span text:style-name="T12_224"><text:s/></text:span><text:span text:style-name="T12_225">infekcjami</text:span><text:span text:style-name="T12_226">,<text:s/></text:span><text:span text:style-name="T12_227">nieważne</text:span><text:span text:style-name="T12_228"><text:s/></text:span><text:span text:style-name="T12_229">jakimi</text:span><text:span text:style-name="T12_230">.<text:s/></text:span><text:span text:style-name="T12_231">W</text:span><text:span text:style-name="T12_232"><text:s/></text:span><text:span text:style-name="T12_233">tym</text:span><text:span text:style-name="T12_234"><text:s/></text:span><text:span text:style-name="T12_235">przypadku</text:span><text:span text:style-name="T12_236"><text:s/></text:span><text:span text:style-name="T12_237">nawet</text:span><text:span text:style-name="T12_238"><text:s/></text:span><text:span text:style-name="T12_239">niewielkie</text:span><text:span text:style-name="T12_240"><text:s/></text:span><text:span text:style-name="T12_241">pobudzenie</text:span><text:span text:style-name="T12_242"><text:s/></text:span><text:span text:style-name="T12_243">niesie</text:span><text:span text:style-name="T12_244"><text:s/></text:span><text:span text:style-name="T12_245">za</text:span><text:span text:style-name="T12_246"><text:s/></text:span><text:span text:style-name="T12_247">sobą</text:span><text:span text:style-name="T12_248"><text:s/></text:span><text:span text:style-name="T12_249">cały</text:span><text:span text:style-name="T12_250"><text:s/></text:span><text:span text:style-name="T12_251">szereg</text:span><text:span text:style-name="T12_252"><text:s/></text:span><text:span text:style-name="T12_253">wzbudzonych</text:span><text:span text:style-name="T12_254"><text:s/></text:span><text:span text:style-name="T12_255">białych</text:span><text:span text:style-name="T12_256"><text:s/></text:span><text:span text:style-name="T12_257">krwinek</text:span><text:span text:style-name="T12_258">,<text:s/></text:span><text:span text:style-name="T12_259">które</text:span><text:span text:style-name="T12_260"><text:s/></text:span><text:span text:style-name="T12_261">będą</text:span><text:span text:style-name="T12_262"><text:s/></text:span><text:span text:style-name="T12_263">truć</text:span><text:span text:style-name="T12_264">,<text:s/></text:span><text:span text:style-name="T12_265">utleniać</text:span><text:span text:style-name="T12_266"><text:s/></text:span><text:span text:style-name="T12_267">i</text:span><text:span text:style-name="T12_268"><text:s/></text:span><text:span text:style-name="T12_269">pożerać</text:span><text:span text:style-name="T12_270"><text:s/></text:span><text:span text:style-name="T12_271">bakterie</text:span><text:span text:style-name="T12_272">,<text:s/></text:span><text:span text:style-name="T12_273">grzyby</text:span><text:span text:style-name="T12_274"><text:s/></text:span><text:span text:style-name="T12_275">i</text:span><text:span text:style-name="T12_276"><text:s/></text:span><text:span text:style-name="T12_277">zawirusowane</text:span><text:span text:style-name="T12_278"><text:s/></text:span><text:span text:style-name="T12_279">komórki</text:span><text:span text:style-name="T12_280">.<text:s/></text:span><text:span text:style-name="T12_281">Dokładny</text:span><text:span text:style-name="T12_282"><text:s/></text:span><text:span text:style-name="T12_283">mechanizm</text:span><text:span text:style-name="T12_284"><text:s/></text:span><text:span text:style-name="T12_285">działania</text:span><text:span text:style-name="T12_286"><text:s/></text:span><text:span text:style-name="T12_287">przeciwwirusowego</text:span><text:span text:style-name="T12_288"><text:s/></text:span><text:span text:style-name="T12_289">czosnku</text:span><text:span text:style-name="T12_290">,<text:s/></text:span><text:span text:style-name="T12_291">choć</text:span><text:span text:style-name="T12_292"><text:s/></text:span><text:span text:style-name="T12_293">wielokrotnie</text:span><text:span text:style-name="T12_294"><text:s/></text:span><text:span text:style-name="T12_295">udowodniony</text:span><text:span text:style-name="T12_296">,<text:s/></text:span><text:span text:style-name="T12_297">nie</text:span><text:span text:style-name="T12_298"><text:s/></text:span><text:span text:style-name="T12_299">został</text:span><text:span text:style-name="T12_300"><text:s/></text:span><text:span text:style-name="T12_301">jeszcze</text:span><text:span text:style-name="T12_302"><text:s/></text:span><text:span text:style-name="T12_303">w</text:span><text:span text:style-name="T12_304"><text:s/></text:span><text:span text:style-name="T12_305">pełni</text:span><text:span text:style-name="T12_306"><text:s/></text:span><text:span text:style-name="T12_307">poznany</text:span><text:span text:style-name="T12_308">.<text:s/></text:span><text:span text:style-name="T12_309">Może</text:span><text:span text:style-name="T12_310"><text:s/></text:span><text:span text:style-name="T12_311">on</text:span><text:span text:style-name="T12_312"><text:s/></text:span><text:span text:style-name="T12_313">być</text:span><text:span text:style-name="T12_314"><text:s/></text:span><text:span text:style-name="T12_315">dwojaki</text:span><text:span text:style-name="T12_316">:<text:s/></text:span><text:span text:style-name="T12_317">po</text:span><text:span text:style-name="T12_318"><text:s/></text:span><text:span text:style-name="T12_319">pierwsze</text:span><text:span text:style-name="T12_320"><text:s/></text:span><text:span text:style-name="T12_321">zaburza</text:span><text:span text:style-name="T12_322"><text:s/></text:span><text:span text:style-name="T12_323">budowę</text:span><text:span text:style-name="T12_324"><text:s/></text:span><text:span text:style-name="T12_325">otoczki</text:span><text:span text:style-name="T12_326"><text:s/></text:span><text:span text:style-name="T12_327">wirusa</text:span><text:span text:style-name="T12_328">,<text:s/></text:span><text:span text:style-name="T12_329">utrudniając</text:span><text:span text:style-name="T12_330"><text:s/></text:span><text:span text:style-name="T12_331">jego</text:span><text:span text:style-name="T12_332"><text:s/></text:span><text:span text:style-name="T12_333">przyleganie</text:span><text:span text:style-name="T12_334"><text:s/></text:span><text:span text:style-name="T12_335">i</text:span><text:span text:style-name="T12_336"><text:s/></text:span><text:span text:style-name="T12_337">wnikanie</text:span><text:span text:style-name="T12_338"><text:s/></text:span><text:span text:style-name="T12_339">przez</text:span><text:span text:style-name="T12_340"><text:s/></text:span><text:span text:style-name="T12_341">błonę</text:span><text:span text:style-name="T12_342"><text:s/></text:span><text:span text:style-name="T12_343">komórkową</text:span><text:span text:style-name="T12_344">,<text:s/></text:span><text:span text:style-name="T12_345">a</text:span><text:span text:style-name="T12_346"><text:s/></text:span><text:span text:style-name="T12_347">po</text:span><text:span text:style-name="T12_348"><text:s/></text:span><text:span text:style-name="T12_349">zainfekowaniu</text:span><text:span text:style-name="T12_350"><text:s/></text:span><text:span text:style-name="T12_351">gospodarza</text:span><text:span text:style-name="T12_352"><text:s/></text:span><text:span text:style-name="T12_353">ściąga</text:span><text:span text:style-name="T12_354"><text:s/></text:span><text:span text:style-name="T12_355">komórki</text:span><text:span text:style-name="T12_356"><text:s/></text:span><text:span text:style-name="T12_357">odpornościowe</text:span><text:span text:style-name="T12_358"><text:s/></text:span><text:span text:style-name="T12_359">lub</text:span><text:span text:style-name="T12_360"><text:s/></text:span><text:span text:style-name="T12_361">aktywuje</text:span><text:span text:style-name="T12_362"><text:s/></text:span><text:span text:style-name="T12_363">naturalną</text:span><text:span text:style-name="T12_364"><text:s/></text:span><text:span text:style-name="T12_365">śmierć</text:span><text:span text:style-name="T12_366"><text:s/></text:span><text:span text:style-name="T12_367">komórki</text:span><text:span text:style-name="T12_368">,<text:s/></text:span><text:span text:style-name="T12_369">uniemożliwiając</text:span><text:span text:style-name="T12_370"><text:s/></text:span><text:span text:style-name="T12_371">jego</text:span><text:span text:style-name="T12_372"><text:s/></text:span><text:span text:style-name="T12_373">namnażanie</text:span><text:span text:style-name="T12_374">.<text:s/></text:span><text:span text:style-name="T12_375">Do</text:span><text:span text:style-name="T12_376"><text:s/></text:span><text:span text:style-name="T12_377">zbadanych</text:span><text:span text:style-name="T12_378"><text:s/></text:span><text:span text:style-name="T12_379">wirusów</text:span><text:span text:style-name="T12_380">,<text:s/></text:span><text:span text:style-name="T12_381">na</text:span><text:span text:style-name="T12_382"><text:s/></text:span><text:span text:style-name="T12_383">które</text:span><text:span text:style-name="T12_384"><text:s/></text:span><text:span text:style-name="T12_385">działanie</text:span><text:span text:style-name="T12_386"><text:s/></text:span><text:span text:style-name="T12_387">czosnku</text:span><text:span text:style-name="T12_388"><text:s/></text:span><text:span text:style-name="T12_389">zostało</text:span><text:span text:style-name="T12_390"><text:s/></text:span><text:span text:style-name="T12_391">udowodnione</text:span><text:span text:style-name="T12_392">,<text:s/></text:span><text:span text:style-name="T12_393">należą</text:span><text:span text:style-name="T12_394"><text:s/></text:span><text:span text:style-name="T12_395">między</text:span><text:span text:style-name="T12_396"><text:s/></text:span><text:span text:style-name="T12_397">innymi</text:span><text:span text:style-name="T12_398"><text:s/></text:span><text:span text:style-name="T12_399">bardzo</text:span><text:span text:style-name="T12_400"><text:s/></text:span><text:span text:style-name="T12_401">dokuczliwe</text:span><text:span text:style-name="T12_402"><text:s/></text:span><text:span text:style-name="T12_403">rhinowirusy</text:span><text:span text:style-name="T12_404"><text:s/></text:span><text:span text:style-name="T12_405">i</text:span><text:span text:style-name="T12_406"><text:s/></text:span><text:span text:style-name="T12_407">paragrypy</text:span><text:span text:style-name="T12_408"><text:s/>–<text:s/></text:span><text:span text:style-name="T12_409">odpowiedzialne</text:span><text:span text:style-name="T12_410"><text:s/></text:span><text:span text:style-name="T12_411">za</text:span><text:span text:style-name="T12_412"><text:s/></text:span><text:span text:style-name="T12_413">infekcje</text:span><text:span text:style-name="T12_414"><text:s/></text:span><text:span text:style-name="T12_415">kataralne</text:span><text:span text:style-name="T12_416"><text:s/>(</text:span><text:span text:style-name="T12_417">katar</text:span><text:span text:style-name="T12_418">)<text:s/></text:span><text:span text:style-name="T12_419">i</text:span><text:span text:style-name="T12_420"><text:s/></text:span><text:span text:style-name="T12_421">przeziębienie</text:span><text:span text:style-name="T12_422">,<text:s/></text:span><text:span text:style-name="T12_423">a</text:span><text:span text:style-name="T12_424"><text:s/></text:span><text:span text:style-name="T12_425">nierzadko</text:span><text:span text:style-name="T12_426"><text:s/></text:span><text:span text:style-name="T12_427">mylone</text:span><text:span text:style-name="T12_428"><text:s/></text:span><text:span text:style-name="T12_429">z</text:span><text:span text:style-name="T12_430"><text:s/></text:span><text:span text:style-name="T12_431">faktyczną</text:span><text:span text:style-name="T12_432"><text:s/></text:span><text:span text:style-name="T12_433">grypą</text:span><text:span text:style-name="T12_434">.</text:span></text:p>
      <text:p text:style-name="P13"><text:span text:style-name="T13_1"><text:s/></text:span></text:p>
      <text:p text:style-name="P14"><text:span text:style-name="T14_1">Udało</text:span><text:span text:style-name="T14_2"><text:s/></text:span><text:span text:style-name="T14_3">mi</text:span><text:span text:style-name="T14_4"><text:s/></text:span><text:span text:style-name="T14_5">się</text:span><text:span text:style-name="T14_6"><text:s/></text:span><text:span text:style-name="T14_7">również</text:span><text:span text:style-name="T14_8"><text:s/></text:span><text:span text:style-name="T14_9">znaleźć</text:span><text:span text:style-name="T14_10"><text:s/></text:span><text:span text:style-name="T14_11">ciekawe</text:span><text:span text:style-name="T14_12"><text:s/></text:span><text:span text:style-name="T14_13">badanie</text:span><text:span text:style-name="T14_14">,<text:s/></text:span><text:span text:style-name="T14_15">gdzie</text:span><text:span text:style-name="T14_16"><text:s/></text:span><text:span text:style-name="T14_17">nie</text:span><text:span text:style-name="T14_18"><text:s/></text:span><text:span text:style-name="T14_19">koncentrowano</text:span><text:span text:style-name="T14_20"><text:s/></text:span><text:span text:style-name="T14_21">się</text:span><text:span text:style-name="T14_22"><text:s/></text:span><text:span text:style-name="T14_23">na</text:span><text:span text:style-name="T14_24"><text:s/></text:span><text:span text:style-name="T14_25">konkretnych</text:span><text:span text:style-name="T14_26"><text:s/></text:span><text:span text:style-name="T14_27">wirusach</text:span><text:span text:style-name="T14_28">,<text:s/></text:span><text:span text:style-name="T14_29">a</text:span><text:span text:style-name="T14_30"><text:s/></text:span><text:span text:style-name="T14_31">na</text:span><text:span text:style-name="T14_32"><text:s/></text:span><text:span text:style-name="T14_33">ogólnym</text:span><text:span text:style-name="T14_34"><text:s/></text:span><text:span text:style-name="T14_35">wpływie</text:span><text:span text:style-name="T14_36"><text:s/></text:span><text:span text:style-name="T14_37">ekstraktu</text:span><text:span text:style-name="T14_38"><text:s/></text:span><text:span text:style-name="T14_39">z</text:span><text:span text:style-name="T14_40"><text:s/></text:span><text:span text:style-name="T14_41">czosnku</text:span><text:span text:style-name="T14_42"><text:s/></text:span><text:span text:style-name="T14_43">na</text:span><text:span text:style-name="T14_44"><text:s/></text:span><text:span text:style-name="T14_45">przeziębienia</text:span><text:span text:style-name="T14_46">.<text:s/></text:span><text:span text:style-name="T14_47">Przebadano</text:span><text:span text:style-name="T14_48"><text:s/>146<text:s/></text:span><text:span text:style-name="T14_49">kobiet</text:span><text:span text:style-name="T14_50"><text:s/></text:span><text:span text:style-name="T14_51">i</text:span><text:span text:style-name="T14_52"><text:s/></text:span><text:span text:style-name="T14_53">mężczyzn</text:span><text:span text:style-name="T14_54">,<text:s/></text:span><text:span text:style-name="T14_55">dzieląc</text:span><text:span text:style-name="T14_56"><text:s/></text:span><text:span text:style-name="T14_57">ich</text:span><text:span text:style-name="T14_58"><text:s/></text:span><text:span text:style-name="T14_59">na</text:span><text:span text:style-name="T14_60"><text:s/></text:span><text:span text:style-name="T14_61">dwie</text:span><text:span text:style-name="T14_62"><text:s/></text:span><text:span text:style-name="T14_63">równe</text:span><text:span text:style-name="T14_64"><text:s/></text:span><text:span text:style-name="T14_65">grupy</text:span><text:span text:style-name="T14_66">.<text:s/></text:span><text:span text:style-name="T14_67">Pierwsza</text:span><text:span text:style-name="T14_68"><text:s/></text:span><text:span text:style-name="T14_69">otrzymywała</text:span><text:span text:style-name="T14_70"><text:s/></text:span><text:span text:style-name="T14_71">jedną</text:span><text:span text:style-name="T14_72"><text:s/></text:span><text:span text:style-name="T14_73">kapsułkę</text:span><text:span text:style-name="T14_74"><text:s/></text:span><text:span text:style-name="T14_75">dziennie</text:span><text:span text:style-name="T14_76"><text:s/></text:span><text:span text:style-name="T14_77">zawierającą</text:span><text:span text:style-name="T14_78"><text:s/></text:span><text:span text:style-name="T14_79">badaną</text:span><text:span text:style-name="T14_80"><text:s/></text:span><text:span text:style-name="T14_81">mieszaninę</text:span><text:span text:style-name="T14_82">,<text:s/></text:span><text:span text:style-name="T14_83">druga</text:span><text:span text:style-name="T14_84"><text:s/></text:span><text:span text:style-name="T14_85">placebo</text:span><text:span text:style-name="T14_86"><text:s/>–<text:s/></text:span><text:span text:style-name="T14_87">kontrola</text:span><text:span text:style-name="T14_88">.<text:s/></text:span><text:span text:style-name="T14_89">W</text:span><text:span text:style-name="T14_90"><text:s/></text:span><text:span text:style-name="T14_91">grupie</text:span><text:span text:style-name="T14_92"><text:s/></text:span><text:span text:style-name="T14_93">badanej</text:span><text:span text:style-name="T14_94"><text:s/></text:span><text:span text:style-name="T14_95">w</text:span><text:span text:style-name="T14_96"><text:s/></text:span><text:span text:style-name="T14_97">ciągu</text:span><text:span text:style-name="T14_98"><text:s/>90<text:s/></text:span><text:span text:style-name="T14_99">dni</text:span><text:span text:style-name="T14_100"><text:s/></text:span><text:span text:style-name="T14_101">zaobserwowano</text:span><text:span text:style-name="T14_102"><text:s/>24<text:s/></text:span><text:span text:style-name="T14_103">zachorowania</text:span><text:span text:style-name="T14_104">,<text:s/></text:span><text:span text:style-name="T14_105">podczas</text:span><text:span text:style-name="T14_106"><text:s/></text:span><text:span text:style-name="T14_107">gdy</text:span><text:span text:style-name="T14_108"><text:s/></text:span><text:span text:style-name="T14_109">w</text:span><text:span text:style-name="T14_110"><text:s/></text:span><text:span text:style-name="T14_111">drugiej</text:span><text:span text:style-name="T14_112"><text:s/></text:span><text:span text:style-name="T14_113">grupie</text:span><text:span text:style-name="T14_114"><text:s/></text:span><text:span text:style-name="T14_115">było</text:span><text:span text:style-name="T14_116"><text:s/></text:span><text:span text:style-name="T14_117">ich</text:span><text:span text:style-name="T14_118"><text:s/></text:span><text:span text:style-name="T14_119">aż</text:span><text:span text:style-name="T14_120"><text:s/>65.<text:s/></text:span><text:span text:style-name="T14_121">Oprócz</text:span><text:span text:style-name="T14_122"><text:s/></text:span><text:span text:style-name="T14_123">tego</text:span><text:span text:style-name="T14_124"><text:s/></text:span><text:span text:style-name="T14_125">średnia</text:span><text:span text:style-name="T14_126"><text:s/></text:span><text:span text:style-name="T14_127">długość</text:span><text:span text:style-name="T14_128"><text:s/></text:span><text:span text:style-name="T14_129">infekcji</text:span><text:span text:style-name="T14_130"><text:s/></text:span><text:span text:style-name="T14_131">w</text:span><text:span text:style-name="T14_132"><text:s/></text:span><text:span text:style-name="T14_133">pierwszej</text:span><text:span text:style-name="T14_134"><text:s/></text:span><text:span text:style-name="T14_135">grupie</text:span><text:span text:style-name="T14_136"><text:s/></text:span><text:span text:style-name="T14_137">wyniosła</text:span><text:span text:style-name="T14_138"><text:s/>4,6<text:s/></text:span><text:span text:style-name="T14_139">dnia</text:span><text:span text:style-name="T14_140">,<text:s/></text:span><text:span text:style-name="T14_141">a</text:span><text:span text:style-name="T14_142"><text:s/></text:span><text:span text:style-name="T14_143">w</text:span><text:span text:style-name="T14_144"><text:s/></text:span><text:span text:style-name="T14_145">grupie</text:span><text:span text:style-name="T14_146"><text:s/></text:span><text:span text:style-name="T14_147">kontrolnej</text:span><text:span text:style-name="T14_148"><text:s/></text:span><text:span text:style-name="T14_149">dokładnie</text:span><text:span text:style-name="T14_150"><text:s/></text:span><text:span text:style-name="T14_151">o</text:span><text:span text:style-name="T14_152"><text:s/></text:span><text:span text:style-name="T14_153">dobę</text:span><text:span text:style-name="T14_154"><text:s/></text:span><text:span text:style-name="T14_155">dłużej</text:span><text:span text:style-name="T14_156">.<text:s/></text:span><text:span text:style-name="T14_157">Ten</text:span><text:span text:style-name="T14_158"><text:s/></text:span><text:span text:style-name="T14_159">eksperyment</text:span><text:span text:style-name="T14_160"><text:s/></text:span><text:span text:style-name="T14_161">w</text:span><text:span text:style-name="T14_162"><text:s/></text:span><text:span text:style-name="T14_163">wyraźny</text:span><text:span text:style-name="T14_164"><text:s/></text:span><text:span text:style-name="T14_165">sposób</text:span><text:span text:style-name="T14_166"><text:s/></text:span><text:span text:style-name="T14_167">pokazał</text:span><text:span text:style-name="T14_168">,<text:s/></text:span><text:span text:style-name="T14_169">że</text:span><text:span text:style-name="T14_170"><text:s/></text:span><text:span text:style-name="T14_171">istnieje</text:span><text:span text:style-name="T14_172"><text:s/></text:span><text:span text:style-name="T14_173">pozytywny</text:span><text:span text:style-name="T14_174"><text:s/></text:span><text:span text:style-name="T14_175">efekt</text:span><text:span text:style-name="T14_176"><text:s/></text:span><text:span text:style-name="T14_177">leczniczy</text:span><text:span text:style-name="T14_178"><text:s/></text:span><text:span text:style-name="T14_179">i</text:span><text:span text:style-name="T14_180"><text:s/></text:span><text:span text:style-name="T14_181">profilaktyczny</text:span><text:span text:style-name="T14_182"><text:s/></text:span><text:span text:style-name="T14_183">czosnku</text:span><text:span text:style-name="T14_184"><text:s/></text:span><text:span text:style-name="T14_185">i</text:span><text:span text:style-name="T14_186"><text:s/></text:span><text:span text:style-name="T14_187">jest</text:span><text:span text:style-name="T14_188"><text:s/></text:span><text:span text:style-name="T14_189">statystycznie</text:span><text:span text:style-name="T14_190"><text:s/></text:span><text:span text:style-name="T14_191">znaczący</text:span><text:span text:style-name="T14_192">.</text:span></text:p>
      <text:p text:style-name="P15"><text:span text:style-name="T15_1"><text:s/></text:span></text:p>
      <text:p text:style-name="P16"><text:span text:style-name="T16_1">Jednak</text:span><text:span text:style-name="T16_2"><text:s/></text:span><text:span text:style-name="T16_3">pomimo</text:span><text:span text:style-name="T16_4"><text:s/></text:span><text:span text:style-name="T16_5">tak</text:span><text:span text:style-name="T16_6"><text:s/></text:span><text:span text:style-name="T16_7">wielu</text:span><text:span text:style-name="T16_8"><text:s/></text:span><text:span text:style-name="T16_9">wspaniałych</text:span><text:span text:style-name="T16_10"><text:s/></text:span><text:span text:style-name="T16_11">efektów</text:span><text:span text:style-name="T16_12"><text:s/></text:span><text:span text:style-name="T16_13">czosnek</text:span><text:span text:style-name="T16_14"><text:s/></text:span><text:span text:style-name="T16_15">nie</text:span><text:span text:style-name="T16_16"><text:s/></text:span><text:span text:style-name="T16_17">jest</text:span><text:span text:style-name="T16_18"><text:s/></text:span><text:span text:style-name="T16_19">kamieniem</text:span><text:span text:style-name="T16_20"><text:s/></text:span><text:span text:style-name="T16_21">filozoficznym</text:span><text:span text:style-name="T16_22"><text:s/></text:span><text:span text:style-name="T16_23">i</text:span><text:span text:style-name="T16_24"><text:s/></text:span><text:span text:style-name="T16_25">może</text:span><text:span text:style-name="T16_26"><text:s/></text:span><text:span text:style-name="T16_27">okazać</text:span><text:span text:style-name="T16_28"><text:s/></text:span><text:span text:style-name="T16_29">się</text:span><text:span text:style-name="T16_30"><text:s/></text:span><text:span text:style-name="T16_31">również</text:span><text:span text:style-name="T16_32"><text:s/></text:span><text:span text:style-name="T16_33">szkodliwy</text:span><text:span text:style-name="T16_34">.<text:s/></text:span><text:span text:style-name="T16_35">Przede</text:span><text:span text:style-name="T16_36"><text:s/></text:span><text:span text:style-name="T16_37">wszystkim</text:span><text:span text:style-name="T16_38"><text:s/></text:span><text:span text:style-name="T16_39">jak</text:span><text:span text:style-name="T16_40"><text:s/></text:span><text:span text:style-name="T16_41">każdy</text:span><text:span text:style-name="T16_42"><text:s/></text:span><text:span text:style-name="T16_43">produkt</text:span><text:span text:style-name="T16_44"><text:s/></text:span><text:span text:style-name="T16_45">spożywczy</text:span><text:span text:style-name="T16_46"><text:s/></text:span><text:span text:style-name="T16_47">może</text:span><text:span text:style-name="T16_48"><text:s/></text:span><text:span text:style-name="T16_49">wywoływać</text:span><text:span text:style-name="T16_50"><text:s/></text:span><text:span text:style-name="T16_51">alergie</text:span><text:span text:style-name="T16_52"><text:s/></text:span><text:span text:style-name="T16_53">i</text:span><text:span text:style-name="T16_54"><text:s/></text:span><text:span text:style-name="T16_55">osoby</text:span><text:span text:style-name="T16_56"><text:s/></text:span><text:span text:style-name="T16_57">uczulone</text:span><text:span text:style-name="T16_58"><text:s/></text:span><text:span text:style-name="T16_59">powinny</text:span><text:span text:style-name="T16_60"><text:s/></text:span><text:span text:style-name="T16_61">go</text:span><text:span text:style-name="T16_62"><text:s/></text:span><text:span text:style-name="T16_63">unikać</text:span><text:span text:style-name="T16_64"><text:s/></text:span><text:span text:style-name="T16_65">w</text:span><text:span text:style-name="T16_66"><text:s/></text:span><text:span text:style-name="T16_67">każdej</text:span><text:span text:style-name="T16_68"><text:s/></text:span><text:span text:style-name="T16_69">formie</text:span><text:span text:style-name="T16_70">.<text:s/></text:span><text:span text:style-name="T16_71">Ponieważ</text:span><text:span text:style-name="T16_72"><text:s/></text:span><text:span text:style-name="T16_73">organiczne</text:span><text:span text:style-name="T16_74"><text:s/></text:span><text:span text:style-name="T16_75">wiązki</text:span><text:span text:style-name="T16_76"><text:s/></text:span><text:span text:style-name="T16_77">siarki</text:span><text:span text:style-name="T16_78"><text:s/></text:span><text:span text:style-name="T16_79">w</text:span><text:span text:style-name="T16_80"><text:s/></text:span><text:span text:style-name="T16_81">dużych</text:span><text:span text:style-name="T16_82"><text:s/></text:span><text:span text:style-name="T16_83">ilościach</text:span><text:span text:style-name="T16_84"><text:s/></text:span><text:span text:style-name="T16_85">negatywnie</text:span><text:span text:style-name="T16_86"><text:s/></text:span><text:span text:style-name="T16_87">wpływają</text:span><text:span text:style-name="T16_88"><text:s/></text:span><text:span text:style-name="T16_89">na</text:span><text:span text:style-name="T16_90"><text:s/></text:span><text:span text:style-name="T16_91">ośrodek</text:span><text:span text:style-name="T16_92"><text:s/></text:span><text:span text:style-name="T16_93">utrwalania</text:span><text:span text:style-name="T16_94"><text:s/></text:span><text:span text:style-name="T16_95">pamięci</text:span><text:span text:style-name="T16_96"><text:s/></text:span><text:span text:style-name="T16_97">i</text:span><text:span text:style-name="T16_98"><text:s/></text:span><text:span text:style-name="T16_99">uczenia</text:span><text:span text:style-name="T16_100"><text:s/>–<text:s/></text:span><text:span text:style-name="T16_101">hipokamp</text:span><text:span text:style-name="T16_102"><text:s/>–<text:s/></text:span><text:span text:style-name="T16_103">należy</text:span><text:span text:style-name="T16_104"><text:s/></text:span><text:span text:style-name="T16_105">stosować</text:span><text:span text:style-name="T16_106"><text:s/></text:span><text:span text:style-name="T16_107">czosnek</text:span><text:span text:style-name="T16_108"><text:s/></text:span><text:span text:style-name="T16_109">i</text:span><text:span text:style-name="T16_110"><text:s/></text:span><text:span text:style-name="T16_111">jego</text:span><text:span text:style-name="T16_112"><text:s/></text:span><text:span text:style-name="T16_113">produkty</text:span><text:span text:style-name="T16_114"><text:s/></text:span><text:span text:style-name="T16_115">z</text:span><text:span text:style-name="T16_116"><text:s/></text:span><text:span text:style-name="T16_117">umiarem</text:span><text:span text:style-name="T16_118">,<text:s/></text:span><text:span text:style-name="T16_119">szczególnie</text:span><text:span text:style-name="T16_120"><text:s/></text:span><text:span text:style-name="T16_121">w</text:span><text:span text:style-name="T16_122"><text:s/></text:span><text:span text:style-name="T16_123">okresie</text:span><text:span text:style-name="T16_124"><text:s/></text:span><text:span text:style-name="T16_125">intensywnej</text:span><text:span text:style-name="T16_126"><text:s/></text:span><text:span text:style-name="T16_127">nauki</text:span><text:span text:style-name="T16_128">.<text:s/></text:span><text:span text:style-name="T16_129">Poza</text:span><text:span text:style-name="T16_130"><text:s/></text:span><text:span text:style-name="T16_131">tym</text:span><text:span text:style-name="T16_132">,<text:s/></text:span><text:span text:style-name="T16_133">mniej</text:span><text:span text:style-name="T16_134"><text:s/></text:span><text:span text:style-name="T16_135">groźne</text:span><text:span text:style-name="T16_136">,<text:s/></text:span><text:span text:style-name="T16_137">ale</text:span><text:span text:style-name="T16_138"><text:s/></text:span><text:span text:style-name="T16_139">istotne</text:span><text:span text:style-name="T16_140"><text:s/></text:span><text:span text:style-name="T16_141">działanie</text:span><text:span text:style-name="T16_142"><text:s/></text:span><text:span text:style-name="T16_143">uboczne</text:span><text:span text:style-name="T16_144"><text:s/></text:span><text:span text:style-name="T16_145">wywiera</text:span><text:span text:style-name="T16_146"><text:s/></text:span><text:span text:style-name="T16_147">na</text:span><text:span text:style-name="T16_148"><text:s/></text:span><text:span text:style-name="T16_149">układ</text:span><text:span text:style-name="T16_150"><text:s/></text:span><text:span text:style-name="T16_151">pokarmowy</text:span><text:span text:style-name="T16_152">,<text:s/></text:span><text:span text:style-name="T16_153">podrażniając</text:span><text:span text:style-name="T16_154"><text:s/></text:span><text:span text:style-name="T16_155">go</text:span><text:span text:style-name="T16_156">,<text:s/></text:span><text:span text:style-name="T16_157">co</text:span><text:span text:style-name="T16_158"><text:s/></text:span><text:span text:style-name="T16_159">może</text:span><text:span text:style-name="T16_160"><text:s/></text:span><text:span text:style-name="T16_161">zmniejszać</text:span><text:span text:style-name="T16_162"><text:s/></text:span><text:span text:style-name="T16_163">apetyt</text:span><text:span text:style-name="T16_164">.<text:s/></text:span><text:span text:style-name="T16_165">Dotyczy</text:span><text:span text:style-name="T16_166"><text:s/></text:span><text:span text:style-name="T16_167">to</text:span><text:span text:style-name="T16_168"><text:s/></text:span><text:span text:style-name="T16_169">szczególnie</text:span><text:span text:style-name="T16_170"><text:s/></text:span><text:span text:style-name="T16_171">spożywania</text:span><text:span text:style-name="T16_172"><text:s/></text:span><text:span text:style-name="T16_173">świeżych</text:span><text:span text:style-name="T16_174"><text:s/></text:span><text:span text:style-name="T16_175">ząbków</text:span><text:span text:style-name="T16_176">.</text:span></text:p>
      <text:p text:style-name="P17"><text:span text:style-name="T17_1"><text:s/></text:span></text:p>
      <text:p text:style-name="P18"><text:span text:style-name="T18_1">W</text:span><text:span text:style-name="T18_2"><text:s/></text:span><text:span text:style-name="T18_3">związku</text:span><text:span text:style-name="T18_4"><text:s/></text:span><text:span text:style-name="T18_5">z</text:span><text:span text:style-name="T18_6"><text:s/></text:span><text:span text:style-name="T18_7">tym</text:span><text:span text:style-name="T18_8">,<text:s/></text:span><text:span text:style-name="T18_9">co</text:span><text:span text:style-name="T18_10"><text:s/></text:span><text:span text:style-name="T18_11">zostało</text:span><text:span text:style-name="T18_12"><text:s/></text:span><text:span text:style-name="T18_13">napisane</text:span><text:span text:style-name="T18_14"><text:s/></text:span><text:span text:style-name="T18_15">powyżej</text:span><text:span text:style-name="T18_16">,<text:s/></text:span><text:span text:style-name="T18_17">zachęcam</text:span><text:span text:style-name="T18_18"><text:s/></text:span><text:span text:style-name="T18_19">wszystkich</text:span><text:span text:style-name="T18_20"><text:s/></text:span><text:span text:style-name="T18_21">do</text:span><text:span text:style-name="T18_22"><text:s/></text:span><text:span text:style-name="T18_23">sporządzenia</text:span><text:span text:style-name="T18_24"><text:s/></text:span><text:span text:style-name="T18_25">następującej</text:span><text:span text:style-name="T18_26"><text:s/></text:span><text:span text:style-name="T18_27">mikstury</text:span><text:span text:style-name="T18_28">.<text:s/></text:span><text:span text:style-name="T18_29">Składniki</text:span><text:span text:style-name="T18_30">:<text:s/>0,5<text:s/></text:span><text:span text:style-name="T18_31">litra</text:span><text:span text:style-name="T18_32"><text:s/></text:span><text:span text:style-name="T18_33">przegotowanej</text:span><text:span text:style-name="T18_34"><text:s/></text:span><text:span text:style-name="T18_35">wody</text:span><text:span text:style-name="T18_36">,<text:s/>12<text:s/></text:span><text:span text:style-name="T18_37">ząbków</text:span><text:span text:style-name="T18_38"><text:s/></text:span><text:span text:style-name="T18_39">czosnku</text:span><text:span text:style-name="T18_40">,<text:s/>3<text:s/></text:span><text:span text:style-name="T18_41">łyżki</text:span><text:span text:style-name="T18_42"><text:s/></text:span><text:span text:style-name="T18_43">stołowe</text:span><text:span text:style-name="T18_44"><text:s/></text:span><text:span text:style-name="T18_45">miodu</text:span><text:span text:style-name="T18_46">,<text:s/></text:span><text:span text:style-name="T18_47">sok</text:span><text:span text:style-name="T18_48"><text:s/></text:span><text:span text:style-name="T18_49">z</text:span><text:span text:style-name="T18_50"><text:s/></text:span><text:span text:style-name="T18_51">półtorej</text:span><text:span text:style-name="T18_52"><text:s/></text:span><text:span text:style-name="T18_53">cytryny</text:span><text:span text:style-name="T18_54"><text:s/>–<text:s/></text:span><text:span text:style-name="T18_55">dużych</text:span><text:span text:style-name="T18_56">.<text:s/></text:span><text:span text:style-name="T18_57">Wykonanie</text:span><text:span text:style-name="T18_58">:<text:s/></text:span><text:span text:style-name="T18_59">Wodę</text:span><text:span text:style-name="T18_60"><text:s/></text:span><text:span text:style-name="T18_61">i</text:span><text:span text:style-name="T18_62"><text:s/></text:span><text:span text:style-name="T18_63">utarty</text:span><text:span text:style-name="T18_64"><text:s/></text:span><text:span text:style-name="T18_65">czosnek</text:span><text:span text:style-name="T18_66"><text:s/></text:span><text:span text:style-name="T18_67">zmieszać</text:span><text:span text:style-name="T18_68"><text:s/></text:span><text:span text:style-name="T18_69">razem</text:span><text:span text:style-name="T18_70"><text:s/></text:span><text:span text:style-name="T18_71">i</text:span><text:span text:style-name="T18_72"><text:s/></text:span><text:span text:style-name="T18_73">wstawić</text:span><text:span text:style-name="T18_74"><text:s/></text:span><text:span text:style-name="T18_75">do</text:span><text:span text:style-name="T18_76"><text:s/></text:span><text:span text:style-name="T18_77">lodówki</text:span><text:span text:style-name="T18_78"><text:s/></text:span><text:span text:style-name="T18_79">na</text:span><text:span text:style-name="T18_80"><text:s/>24<text:s/></text:span><text:span text:style-name="T18_81">godziny</text:span><text:span text:style-name="T18_82">,<text:s/></text:span><text:span text:style-name="T18_83">następnie</text:span><text:span text:style-name="T18_84"><text:s/></text:span><text:span text:style-name="T18_85">przecedzić</text:span><text:span text:style-name="T18_86"><text:s/></text:span><text:span text:style-name="T18_87">oraz</text:span><text:span text:style-name="T18_88"><text:s/></text:span><text:span text:style-name="T18_89">dodać</text:span><text:span text:style-name="T18_90"><text:s/></text:span><text:span text:style-name="T18_91">miodu</text:span><text:span text:style-name="T18_92"><text:s/></text:span><text:span text:style-name="T18_93">i</text:span><text:span text:style-name="T18_94"><text:s/></text:span><text:span text:style-name="T18_95">cytryny</text:span><text:span text:style-name="T18_96">.<text:s/></text:span><text:span text:style-name="T18_97">Gotowe</text:span><text:span text:style-name="T18_98">!</text:span></text:p>
      <text:p text:style-name="P19"><text:span text:style-name="T19_1"><text:s/></text:span></text:p>
      <text:p text:style-name="P20"><text:span text:style-name="T20_1">Wystarczy</text:span><text:span text:style-name="T20_2"><text:s/></text:span><text:span text:style-name="T20_3">pić</text:span><text:span text:style-name="T20_4"><text:s/>1<text:s/></text:span><text:span text:style-name="T20_5">łyżkę</text:span><text:span text:style-name="T20_6"><text:s/></text:span><text:span text:style-name="T20_7">deserową</text:span><text:span text:style-name="T20_8"><text:s/></text:span><text:span text:style-name="T20_9">lub</text:span><text:span text:style-name="T20_10"><text:s/></text:span><text:span text:style-name="T20_11">stołową</text:span><text:span text:style-name="T20_12">,<text:s/></text:span><text:span text:style-name="T20_13">najlepiej</text:span><text:span text:style-name="T20_14"><text:s/></text:span><text:span text:style-name="T20_15">na</text:span><text:span text:style-name="T20_16"><text:s/></text:span><text:span text:style-name="T20_17">wieczór</text:span><text:span text:style-name="T20_18">,<text:s/></text:span><text:span text:style-name="T20_19">aby</text:span><text:span text:style-name="T20_20"><text:s/></text:span><text:span text:style-name="T20_21">w</text:span><text:span text:style-name="T20_22"><text:s/></text:span><text:span text:style-name="T20_23">okresie</text:span><text:span text:style-name="T20_24"><text:s/></text:span><text:span text:style-name="T20_25">chorobowym</text:span><text:span text:style-name="T20_26"><text:s/>–<text:s/></text:span><text:span text:style-name="T20_27">jesień</text:span><text:span text:style-name="T20_28">-</text:span><text:span text:style-name="T20_29">wiosna</text:span><text:span text:style-name="T20_30"><text:s/>–<text:s/></text:span><text:span text:style-name="T20_31">zmniejszyć</text:span><text:span text:style-name="T20_32"><text:s/></text:span><text:span text:style-name="T20_33">swoje</text:span><text:span text:style-name="T20_34"><text:s/></text:span><text:span text:style-name="T20_35">szanse</text:span><text:span text:style-name="T20_36"><text:s/></text:span><text:span text:style-name="T20_37">na</text:span><text:span text:style-name="T20_38"><text:s/></text:span><text:span text:style-name="T20_39">zachorowanie</text:span><text:span text:style-name="T20_40">,<text:s/></text:span><text:span text:style-name="T20_41">a</text:span><text:span text:style-name="T20_42"><text:s/></text:span><text:span text:style-name="T20_43">zwiększyć</text:span><text:span text:style-name="T20_44"><text:s/></text:span><text:span text:style-name="T20_45">na</text:span><text:span text:style-name="T20_46"><text:s/></text:span><text:span text:style-name="T20_47">szybki</text:span><text:span text:style-name="T20_48"><text:s/></text:span><text:span text:style-name="T20_49">powrót</text:span><text:span text:style-name="T20_50"><text:s/></text:span><text:span text:style-name="T20_51">do</text:span><text:span text:style-name="T20_52"><text:s/></text:span><text:span text:style-name="T20_53">zdrowia</text:span><text:span text:style-name="T20_54">.</text:span></text:p>
      <text:p text:style-name="P21"/>
      <text:p text:style-name="P22"><text:span text:style-name="T22_1">Link</text:span><text:span text:style-name="T22_2"><text:s/></text:span><text:span text:style-name="T22_3">do</text:span><text:span text:style-name="T22_4"><text:s/></text:span><text:span text:style-name="T22_5">źródła</text:span><text:span text:style-name="T22_6">:<text:s/></text:span><text:span text:style-name="T22_7"><text:a xlink:type="simple" xlink:href="https://www.tesco.pl/smaczna-strona/przepisy/wzmacniajacy-syrop-z-czosnku-i-cytryny-8155.html"><text:span text:style-name="T22_8">https</text:span></text:a></text:span><text:span text:style-name="T22_9"><text:a xlink:type="simple" xlink:href="https://www.tesco.pl/smaczna-strona/przepisy/wzmacniajacy-syrop-z-czosnku-i-cytryny-8155.html"><text:span text:style-name="T22_10">://</text:span></text:a></text:span><text:span text:style-name="T22_11"><text:a xlink:type="simple" xlink:href="https://www.tesco.pl/smaczna-strona/przepisy/wzmacniajacy-syrop-z-czosnku-i-cytryny-8155.html"><text:span text:style-name="T22_12">www</text:span></text:a></text:span><text:span text:style-name="T22_13"><text:a xlink:type="simple" xlink:href="https://www.tesco.pl/smaczna-strona/przepisy/wzmacniajacy-syrop-z-czosnku-i-cytryny-8155.html"><text:span text:style-name="T22_14">.</text:span></text:a></text:span><text:span text:style-name="T22_15"><text:a xlink:type="simple" xlink:href="https://www.tesco.pl/smaczna-strona/przepisy/wzmacniajacy-syrop-z-czosnku-i-cytryny-8155.html"><text:span text:style-name="T22_16">tesco</text:span></text:a></text:span><text:span text:style-name="T22_17"><text:a xlink:type="simple" xlink:href="https://www.tesco.pl/smaczna-strona/przepisy/wzmacniajacy-syrop-z-czosnku-i-cytryny-8155.html"><text:span text:style-name="T22_18">.</text:span></text:a></text:span><text:span text:style-name="T22_19"><text:a xlink:type="simple" xlink:href="https://www.tesco.pl/smaczna-strona/przepisy/wzmacniajacy-syrop-z-czosnku-i-cytryny-8155.html"><text:span text:style-name="T22_20">pl</text:span></text:a></text:span><text:span text:style-name="T22_21"><text:a xlink:type="simple" xlink:href="https://www.tesco.pl/smaczna-strona/przepisy/wzmacniajacy-syrop-z-czosnku-i-cytryny-8155.html"><text:span text:style-name="T22_22">/</text:span></text:a></text:span><text:span text:style-name="T22_23"><text:a xlink:type="simple" xlink:href="https://www.tesco.pl/smaczna-strona/przepisy/wzmacniajacy-syrop-z-czosnku-i-cytryny-8155.html"><text:span text:style-name="T22_24">smaczna</text:span></text:a></text:span><text:span text:style-name="T22_25"><text:a xlink:type="simple" xlink:href="https://www.tesco.pl/smaczna-strona/przepisy/wzmacniajacy-syrop-z-czosnku-i-cytryny-8155.html"><text:span text:style-name="T22_26">-</text:span></text:a></text:span><text:span text:style-name="T22_27"><text:a xlink:type="simple" xlink:href="https://www.tesco.pl/smaczna-strona/przepisy/wzmacniajacy-syrop-z-czosnku-i-cytryny-8155.html"><text:span text:style-name="T22_28">strona</text:span></text:a></text:span><text:span text:style-name="T22_29"><text:a xlink:type="simple" xlink:href="https://www.tesco.pl/smaczna-strona/przepisy/wzmacniajacy-syrop-z-czosnku-i-cytryny-8155.html"><text:span text:style-name="T22_30">/</text:span></text:a></text:span><text:span text:style-name="T22_31"><text:a xlink:type="simple" xlink:href="https://www.tesco.pl/smaczna-strona/przepisy/wzmacniajacy-syrop-z-czosnku-i-cytryny-8155.html"><text:span text:style-name="T22_32">przepisy</text:span></text:a></text:span><text:span text:style-name="T22_33"><text:a xlink:type="simple" xlink:href="https://www.tesco.pl/smaczna-strona/przepisy/wzmacniajacy-syrop-z-czosnku-i-cytryny-8155.html"><text:span text:style-name="T22_34">/</text:span></text:a></text:span><text:span text:style-name="T22_35"><text:a xlink:type="simple" xlink:href="https://www.tesco.pl/smaczna-strona/przepisy/wzmacniajacy-syrop-z-czosnku-i-cytryny-8155.html"><text:span text:style-name="T22_36">wzmacniajacy</text:span></text:a></text:span><text:span text:style-name="T22_37"><text:a xlink:type="simple" xlink:href="https://www.tesco.pl/smaczna-strona/przepisy/wzmacniajacy-syrop-z-czosnku-i-cytryny-8155.html"><text:span text:style-name="T22_38">-</text:span></text:a></text:span><text:span text:style-name="T22_39"><text:a xlink:type="simple" xlink:href="https://www.tesco.pl/smaczna-strona/przepisy/wzmacniajacy-syrop-z-czosnku-i-cytryny-8155.html"><text:span text:style-name="T22_40">syrop</text:span></text:a></text:span><text:span text:style-name="T22_41"><text:a xlink:type="simple" xlink:href="https://www.tesco.pl/smaczna-strona/przepisy/wzmacniajacy-syrop-z-czosnku-i-cytryny-8155.html"><text:span text:style-name="T22_42">-</text:span></text:a></text:span><text:span text:style-name="T22_43"><text:a xlink:type="simple" xlink:href="https://www.tesco.pl/smaczna-strona/przepisy/wzmacniajacy-syrop-z-czosnku-i-cytryny-8155.html"><text:span text:style-name="T22_44">z</text:span></text:a></text:span><text:span text:style-name="T22_45"><text:a xlink:type="simple" xlink:href="https://www.tesco.pl/smaczna-strona/przepisy/wzmacniajacy-syrop-z-czosnku-i-cytryny-8155.html"><text:span text:style-name="T22_46">-</text:span></text:a></text:span><text:span text:style-name="T22_47"><text:a xlink:type="simple" xlink:href="https://www.tesco.pl/smaczna-strona/przepisy/wzmacniajacy-syrop-z-czosnku-i-cytryny-8155.html"><text:span text:style-name="T22_48">czosnku</text:span></text:a></text:span><text:span text:style-name="T22_49"><text:a xlink:type="simple" xlink:href="https://www.tesco.pl/smaczna-strona/przepisy/wzmacniajacy-syrop-z-czosnku-i-cytryny-8155.html"><text:span text:style-name="T22_50">-</text:span></text:a></text:span><text:span text:style-name="T22_51"><text:a xlink:type="simple" xlink:href="https://www.tesco.pl/smaczna-strona/przepisy/wzmacniajacy-syrop-z-czosnku-i-cytryny-8155.html"><text:span text:style-name="T22_52">i</text:span></text:a></text:span><text:span text:style-name="T22_53"><text:a xlink:type="simple" xlink:href="https://www.tesco.pl/smaczna-strona/przepisy/wzmacniajacy-syrop-z-czosnku-i-cytryny-8155.html"><text:span text:style-name="T22_54">-</text:span></text:a></text:span><text:span text:style-name="T22_55"><text:a xlink:type="simple" xlink:href="https://www.tesco.pl/smaczna-strona/przepisy/wzmacniajacy-syrop-z-czosnku-i-cytryny-8155.html"><text:span text:style-name="T22_56">cytryny</text:span></text:a></text:span><text:span text:style-name="T22_57"><text:a xlink:type="simple" xlink:href="https://www.tesco.pl/smaczna-strona/przepisy/wzmacniajacy-syrop-z-czosnku-i-cytryny-8155.html"><text:span text:style-name="T22_58">-8155.</text:span></text:a></text:span><text:span text:style-name="T22_59"><text:a xlink:type="simple" xlink:href="https://www.tesco.pl/smaczna-strona/przepisy/wzmacniajacy-syrop-z-czosnku-i-cytryny-8155.html"><text:span text:style-name="T22_60">html</text:span></text:a></text:span></text:p>
      <text:p text:style-name="P23"><text:span text:style-name="T23_1">Link</text:span><text:span text:style-name="T23_2"><text:s/></text:span><text:span text:style-name="T23_3">do</text:span><text:span text:style-name="T23_4"><text:s/></text:span><text:span text:style-name="T23_5">obrazka</text:span><text:span text:style-name="T23_6">:<text:s/></text:span><text:span text:style-name="T23_7"><text:a xlink:type="simple" xlink:href="http://nowekulinaria.tesco.pl/uploads/get/Przepis/8155/1200/25/15392/wzmacniajacy-syrop-z-czosnku-i-cytryny.jpeg"><text:span text:style-name="T23_8">http</text:span></text:a></text:span><text:span text:style-name="T23_9"><text:a xlink:type="simple" xlink:href="http://nowekulinaria.tesco.pl/uploads/get/Przepis/8155/1200/25/15392/wzmacniajacy-syrop-z-czosnku-i-cytryny.jpeg"><text:span text:style-name="T23_10">://</text:span></text:a></text:span><text:span text:style-name="T23_11"><text:a xlink:type="simple" xlink:href="http://nowekulinaria.tesco.pl/uploads/get/Przepis/8155/1200/25/15392/wzmacniajacy-syrop-z-czosnku-i-cytryny.jpeg"><text:span text:style-name="T23_12">nowekulinaria</text:span></text:a></text:span><text:span text:style-name="T23_13"><text:a xlink:type="simple" xlink:href="http://nowekulinaria.tesco.pl/uploads/get/Przepis/8155/1200/25/15392/wzmacniajacy-syrop-z-czosnku-i-cytryny.jpeg"><text:span text:style-name="T23_14">.</text:span></text:a></text:span><text:span text:style-name="T23_15"><text:a xlink:type="simple" xlink:href="http://nowekulinaria.tesco.pl/uploads/get/Przepis/8155/1200/25/15392/wzmacniajacy-syrop-z-czosnku-i-cytryny.jpeg"><text:span text:style-name="T23_16">tesco</text:span></text:a></text:span><text:span text:style-name="T23_17"><text:a xlink:type="simple" xlink:href="http://nowekulinaria.tesco.pl/uploads/get/Przepis/8155/1200/25/15392/wzmacniajacy-syrop-z-czosnku-i-cytryny.jpeg"><text:span text:style-name="T23_18">.</text:span></text:a></text:span><text:span text:style-name="T23_19"><text:a xlink:type="simple" xlink:href="http://nowekulinaria.tesco.pl/uploads/get/Przepis/8155/1200/25/15392/wzmacniajacy-syrop-z-czosnku-i-cytryny.jpeg"><text:span text:style-name="T23_20">pl</text:span></text:a></text:span><text:span text:style-name="T23_21"><text:a xlink:type="simple" xlink:href="http://nowekulinaria.tesco.pl/uploads/get/Przepis/8155/1200/25/15392/wzmacniajacy-syrop-z-czosnku-i-cytryny.jpeg"><text:span text:style-name="T23_22">/</text:span></text:a></text:span><text:span text:style-name="T23_23"><text:a xlink:type="simple" xlink:href="http://nowekulinaria.tesco.pl/uploads/get/Przepis/8155/1200/25/15392/wzmacniajacy-syrop-z-czosnku-i-cytryny.jpeg"><text:span text:style-name="T23_24">uploads</text:span></text:a></text:span><text:span text:style-name="T23_25"><text:a xlink:type="simple" xlink:href="http://nowekulinaria.tesco.pl/uploads/get/Przepis/8155/1200/25/15392/wzmacniajacy-syrop-z-czosnku-i-cytryny.jpeg"><text:span text:style-name="T23_26">/</text:span></text:a></text:span><text:span text:style-name="T23_27"><text:a xlink:type="simple" xlink:href="http://nowekulinaria.tesco.pl/uploads/get/Przepis/8155/1200/25/15392/wzmacniajacy-syrop-z-czosnku-i-cytryny.jpeg"><text:span text:style-name="T23_28">get</text:span></text:a></text:span><text:span text:style-name="T23_29"><text:a xlink:type="simple" xlink:href="http://nowekulinaria.tesco.pl/uploads/get/Przepis/8155/1200/25/15392/wzmacniajacy-syrop-z-czosnku-i-cytryny.jpeg"><text:span text:style-name="T23_30">/</text:span></text:a></text:span><text:span text:style-name="T23_31"><text:a xlink:type="simple" xlink:href="http://nowekulinaria.tesco.pl/uploads/get/Przepis/8155/1200/25/15392/wzmacniajacy-syrop-z-czosnku-i-cytryny.jpeg"><text:span text:style-name="T23_32">Przepis</text:span></text:a></text:span><text:span text:style-name="T23_33"><text:a xlink:type="simple" xlink:href="http://nowekulinaria.tesco.pl/uploads/get/Przepis/8155/1200/25/15392/wzmacniajacy-syrop-z-czosnku-i-cytryny.jpeg"><text:span text:style-name="T23_34">/8155/1200/25/15392/</text:span></text:a></text:span><text:span text:style-name="T23_35"><text:a xlink:type="simple" xlink:href="http://nowekulinaria.tesco.pl/uploads/get/Przepis/8155/1200/25/15392/wzmacniajacy-syrop-z-czosnku-i-cytryny.jpeg"><text:span text:style-name="T23_36">wzmacniajacy</text:span></text:a></text:span><text:span text:style-name="T23_37"><text:a xlink:type="simple" xlink:href="http://nowekulinaria.tesco.pl/uploads/get/Przepis/8155/1200/25/15392/wzmacniajacy-syrop-z-czosnku-i-cytryny.jpeg"><text:span text:style-name="T23_38">-</text:span></text:a></text:span><text:span text:style-name="T23_39"><text:a xlink:type="simple" xlink:href="http://nowekulinaria.tesco.pl/uploads/get/Przepis/8155/1200/25/15392/wzmacniajacy-syrop-z-czosnku-i-cytryny.jpeg"><text:span text:style-name="T23_40">syrop</text:span></text:a></text:span><text:span text:style-name="T23_41"><text:a xlink:type="simple" xlink:href="http://nowekulinaria.tesco.pl/uploads/get/Przepis/8155/1200/25/15392/wzmacniajacy-syrop-z-czosnku-i-cytryny.jpeg"><text:span text:style-name="T23_42">-</text:span></text:a></text:span><text:span text:style-name="T23_43"><text:a xlink:type="simple" xlink:href="http://nowekulinaria.tesco.pl/uploads/get/Przepis/8155/1200/25/15392/wzmacniajacy-syrop-z-czosnku-i-cytryny.jpeg"><text:span text:style-name="T23_44">z</text:span></text:a></text:span><text:span text:style-name="T23_45"><text:a xlink:type="simple" xlink:href="http://nowekulinaria.tesco.pl/uploads/get/Przepis/8155/1200/25/15392/wzmacniajacy-syrop-z-czosnku-i-cytryny.jpeg"><text:span text:style-name="T23_46">-</text:span></text:a></text:span><text:span text:style-name="T23_47"><text:a xlink:type="simple" xlink:href="http://nowekulinaria.tesco.pl/uploads/get/Przepis/8155/1200/25/15392/wzmacniajacy-syrop-z-czosnku-i-cytryny.jpeg"><text:span text:style-name="T23_48">czosnku</text:span></text:a></text:span><text:span text:style-name="T23_49"><text:a xlink:type="simple" xlink:href="http://nowekulinaria.tesco.pl/uploads/get/Przepis/8155/1200/25/15392/wzmacniajacy-syrop-z-czosnku-i-cytryny.jpeg"><text:span text:style-name="T23_50">-</text:span></text:a></text:span><text:span text:style-name="T23_51"><text:a xlink:type="simple" xlink:href="http://nowekulinaria.tesco.pl/uploads/get/Przepis/8155/1200/25/15392/wzmacniajacy-syrop-z-czosnku-i-cytryny.jpeg"><text:span text:style-name="T23_52">i</text:span></text:a></text:span><text:span text:style-name="T23_53"><text:a xlink:type="simple" xlink:href="http://nowekulinaria.tesco.pl/uploads/get/Przepis/8155/1200/25/15392/wzmacniajacy-syrop-z-czosnku-i-cytryny.jpeg"><text:span text:style-name="T23_54">-</text:span></text:a></text:span><text:span text:style-name="T23_55"><text:a xlink:type="simple" xlink:href="http://nowekulinaria.tesco.pl/uploads/get/Przepis/8155/1200/25/15392/wzmacniajacy-syrop-z-czosnku-i-cytryny.jpeg"><text:span text:style-name="T23_56">cytryny</text:span></text:a></text:span><text:span text:style-name="T23_57"><text:a xlink:type="simple" xlink:href="http://nowekulinaria.tesco.pl/uploads/get/Przepis/8155/1200/25/15392/wzmacniajacy-syrop-z-czosnku-i-cytryny.jpeg"><text:span text:style-name="T23_58">.</text:span></text:a></text:span><text:span text:style-name="T23_59"><text:a xlink:type="simple" xlink:href="http://nowekulinaria.tesco.pl/uploads/get/Przepis/8155/1200/25/15392/wzmacniajacy-syrop-z-czosnku-i-cytryny.jpeg"><text:span text:style-name="T23_60">jpeg</text:span></text:a></text:span></text:p>
      <text:p text:style-name="P24"/>
      <text:p text:style-name="P25"><text:span text:style-name="T25_1">900</text:span><text:span text:style-name="T25_2">x</text:span><text:span text:style-name="T25_3">600<text:s/>(</text:span><text:span text:style-name="T25_4">wiem</text:span><text:span text:style-name="T25_5">)</text:span></text:p>
      <text:p text:style-name="P26"><text:span text:style-name="T26_1">Link</text:span><text:span text:style-name="T26_2"><text:s/></text:span><text:span text:style-name="T26_3">do</text:span><text:span text:style-name="T26_4"><text:s/></text:span><text:span text:style-name="T26_5">źródła</text:span><text:span text:style-name="T26_6">:</text:span></text:p>
      <text:p text:style-name="P27"><text:span text:style-name="T27_1"><text:a xlink:type="simple" xlink:href="http://pureblackmagik.deviantart.com/art/Vampire-hunting-kit-full-view-376586567"><text:span text:style-name="T27_2">http</text:span></text:a></text:span><text:span text:style-name="T27_3"><text:a xlink:type="simple" xlink:href="http://pureblackmagik.deviantart.com/art/Vampire-hunting-kit-full-view-376586567"><text:span text:style-name="T27_4">://</text:span></text:a></text:span><text:span text:style-name="T27_5"><text:a xlink:type="simple" xlink:href="http://pureblackmagik.deviantart.com/art/Vampire-hunting-kit-full-view-376586567"><text:span text:style-name="T27_6">pureblackmagik</text:span></text:a></text:span><text:span text:style-name="T27_7"><text:a xlink:type="simple" xlink:href="http://pureblackmagik.deviantart.com/art/Vampire-hunting-kit-full-view-376586567"><text:span text:style-name="T27_8">.</text:span></text:a></text:span><text:span text:style-name="T27_9"><text:a xlink:type="simple" xlink:href="http://pureblackmagik.deviantart.com/art/Vampire-hunting-kit-full-view-376586567"><text:span text:style-name="T27_10">deviantart</text:span></text:a></text:span><text:span text:style-name="T27_11"><text:a xlink:type="simple" xlink:href="http://pureblackmagik.deviantart.com/art/Vampire-hunting-kit-full-view-376586567"><text:span text:style-name="T27_12">.</text:span></text:a></text:span><text:span text:style-name="T27_13"><text:a xlink:type="simple" xlink:href="http://pureblackmagik.deviantart.com/art/Vampire-hunting-kit-full-view-376586567"><text:span text:style-name="T27_14">com</text:span></text:a></text:span><text:span text:style-name="T27_15"><text:a xlink:type="simple" xlink:href="http://pureblackmagik.deviantart.com/art/Vampire-hunting-kit-full-view-376586567"><text:span text:style-name="T27_16">/</text:span></text:a></text:span><text:span text:style-name="T27_17"><text:a xlink:type="simple" xlink:href="http://pureblackmagik.deviantart.com/art/Vampire-hunting-kit-full-view-376586567"><text:span text:style-name="T27_18">art</text:span></text:a></text:span><text:span text:style-name="T27_19"><text:a xlink:type="simple" xlink:href="http://pureblackmagik.deviantart.com/art/Vampire-hunting-kit-full-view-376586567"><text:span text:style-name="T27_20">/</text:span></text:a></text:span><text:span text:style-name="T27_21"><text:a xlink:type="simple" xlink:href="http://pureblackmagik.deviantart.com/art/Vampire-hunting-kit-full-view-376586567"><text:span text:style-name="T27_22">Vampire</text:span></text:a></text:span><text:span text:style-name="T27_23"><text:a xlink:type="simple" xlink:href="http://pureblackmagik.deviantart.com/art/Vampire-hunting-kit-full-view-376586567"><text:span text:style-name="T27_24">-</text:span></text:a></text:span><text:span text:style-name="T27_25"><text:a xlink:type="simple" xlink:href="http://pureblackmagik.deviantart.com/art/Vampire-hunting-kit-full-view-376586567"><text:span text:style-name="T27_26">hunting</text:span></text:a></text:span><text:span text:style-name="T27_27"><text:a xlink:type="simple" xlink:href="http://pureblackmagik.deviantart.com/art/Vampire-hunting-kit-full-view-376586567"><text:span text:style-name="T27_28">-</text:span></text:a></text:span><text:span text:style-name="T27_29"><text:a xlink:type="simple" xlink:href="http://pureblackmagik.deviantart.com/art/Vampire-hunting-kit-full-view-376586567"><text:span text:style-name="T27_30">kit</text:span></text:a></text:span><text:span text:style-name="T27_31"><text:a xlink:type="simple" xlink:href="http://pureblackmagik.deviantart.com/art/Vampire-hunting-kit-full-view-376586567"><text:span text:style-name="T27_32">-</text:span></text:a></text:span><text:span text:style-name="T27_33"><text:a xlink:type="simple" xlink:href="http://pureblackmagik.deviantart.com/art/Vampire-hunting-kit-full-view-376586567"><text:span text:style-name="T27_34">full</text:span></text:a></text:span><text:span text:style-name="T27_35"><text:a xlink:type="simple" xlink:href="http://pureblackmagik.deviantart.com/art/Vampire-hunting-kit-full-view-376586567"><text:span text:style-name="T27_36">-</text:span></text:a></text:span><text:span text:style-name="T27_37"><text:a xlink:type="simple" xlink:href="http://pureblackmagik.deviantart.com/art/Vampire-hunting-kit-full-view-376586567"><text:span text:style-name="T27_38">view</text:span></text:a></text:span><text:span text:style-name="T27_39"><text:a xlink:type="simple" xlink:href="http://pureblackmagik.deviantart.com/art/Vampire-hunting-kit-full-view-376586567"><text:span text:style-name="T27_40">-376586567</text:span></text:a></text:span></text:p>
      <text:p text:style-name="P28"><text:span text:style-name="T28_1">Link</text:span><text:span text:style-name="T28_2"><text:s/></text:span><text:span text:style-name="T28_3">do</text:span><text:span text:style-name="T28_4"><text:s/></text:span><text:span text:style-name="T28_5">obrazka</text:span><text:span text:style-name="T28_6">:<text:s/></text:span><text:span text:style-name="T28_7"><text:a xlink:type="simple" xlink:href="http://img08.deviantart.net/f409/i/2013/158/b/1/vampire_hunting_kit_full_view_by_pureblackmagik-d687k1z.jpg"><text:span text:style-name="T28_8">http</text:span></text:a></text:span><text:span text:style-name="T28_9"><text:a xlink:type="simple" xlink:href="http://img08.deviantart.net/f409/i/2013/158/b/1/vampire_hunting_kit_full_view_by_pureblackmagik-d687k1z.jpg"><text:span text:style-name="T28_10">://</text:span></text:a></text:span><text:span text:style-name="T28_11"><text:a xlink:type="simple" xlink:href="http://img08.deviantart.net/f409/i/2013/158/b/1/vampire_hunting_kit_full_view_by_pureblackmagik-d687k1z.jpg"><text:span text:style-name="T28_12">img</text:span></text:a></text:span><text:span text:style-name="T28_13"><text:a xlink:type="simple" xlink:href="http://img08.deviantart.net/f409/i/2013/158/b/1/vampire_hunting_kit_full_view_by_pureblackmagik-d687k1z.jpg"><text:span text:style-name="T28_14">08.</text:span></text:a></text:span><text:span text:style-name="T28_15"><text:a xlink:type="simple" xlink:href="http://img08.deviantart.net/f409/i/2013/158/b/1/vampire_hunting_kit_full_view_by_pureblackmagik-d687k1z.jpg"><text:span text:style-name="T28_16">deviantart</text:span></text:a></text:span><text:span text:style-name="T28_17"><text:a xlink:type="simple" xlink:href="http://img08.deviantart.net/f409/i/2013/158/b/1/vampire_hunting_kit_full_view_by_pureblackmagik-d687k1z.jpg"><text:span text:style-name="T28_18">.</text:span></text:a></text:span><text:span text:style-name="T28_19"><text:a xlink:type="simple" xlink:href="http://img08.deviantart.net/f409/i/2013/158/b/1/vampire_hunting_kit_full_view_by_pureblackmagik-d687k1z.jpg"><text:span text:style-name="T28_20">net</text:span></text:a></text:span><text:span text:style-name="T28_21"><text:a xlink:type="simple" xlink:href="http://img08.deviantart.net/f409/i/2013/158/b/1/vampire_hunting_kit_full_view_by_pureblackmagik-d687k1z.jpg"><text:span text:style-name="T28_22">/</text:span></text:a></text:span><text:span text:style-name="T28_23"><text:a xlink:type="simple" xlink:href="http://img08.deviantart.net/f409/i/2013/158/b/1/vampire_hunting_kit_full_view_by_pureblackmagik-d687k1z.jpg"><text:span text:style-name="T28_24">f</text:span></text:a></text:span><text:span text:style-name="T28_25"><text:a xlink:type="simple" xlink:href="http://img08.deviantart.net/f409/i/2013/158/b/1/vampire_hunting_kit_full_view_by_pureblackmagik-d687k1z.jpg"><text:span text:style-name="T28_26">409/</text:span></text:a></text:span><text:span text:style-name="T28_27"><text:a xlink:type="simple" xlink:href="http://img08.deviantart.net/f409/i/2013/158/b/1/vampire_hunting_kit_full_view_by_pureblackmagik-d687k1z.jpg"><text:span text:style-name="T28_28">i</text:span></text:a></text:span><text:span text:style-name="T28_29"><text:a xlink:type="simple" xlink:href="http://img08.deviantart.net/f409/i/2013/158/b/1/vampire_hunting_kit_full_view_by_pureblackmagik-d687k1z.jpg"><text:span text:style-name="T28_30">/2013/158/</text:span></text:a></text:span><text:span text:style-name="T28_31"><text:a xlink:type="simple" xlink:href="http://img08.deviantart.net/f409/i/2013/158/b/1/vampire_hunting_kit_full_view_by_pureblackmagik-d687k1z.jpg"><text:span text:style-name="T28_32">b</text:span></text:a></text:span><text:span text:style-name="T28_33"><text:a xlink:type="simple" xlink:href="http://img08.deviantart.net/f409/i/2013/158/b/1/vampire_hunting_kit_full_view_by_pureblackmagik-d687k1z.jpg"><text:span text:style-name="T28_34">/1/</text:span></text:a></text:span><text:span text:style-name="T28_35"><text:a xlink:type="simple" xlink:href="http://img08.deviantart.net/f409/i/2013/158/b/1/vampire_hunting_kit_full_view_by_pureblackmagik-d687k1z.jpg"><text:span text:style-name="T28_36">vampire</text:span></text:a></text:span><text:span text:style-name="T28_37"><text:a xlink:type="simple" xlink:href="http://img08.deviantart.net/f409/i/2013/158/b/1/vampire_hunting_kit_full_view_by_pureblackmagik-d687k1z.jpg"><text:span text:style-name="T28_38">_</text:span></text:a></text:span><text:span text:style-name="T28_39"><text:a xlink:type="simple" xlink:href="http://img08.deviantart.net/f409/i/2013/158/b/1/vampire_hunting_kit_full_view_by_pureblackmagik-d687k1z.jpg"><text:span text:style-name="T28_40">hunting</text:span></text:a></text:span><text:span text:style-name="T28_41"><text:a xlink:type="simple" xlink:href="http://img08.deviantart.net/f409/i/2013/158/b/1/vampire_hunting_kit_full_view_by_pureblackmagik-d687k1z.jpg"><text:span text:style-name="T28_42">_</text:span></text:a></text:span><text:span text:style-name="T28_43"><text:a xlink:type="simple" xlink:href="http://img08.deviantart.net/f409/i/2013/158/b/1/vampire_hunting_kit_full_view_by_pureblackmagik-d687k1z.jpg"><text:span text:style-name="T28_44">kit</text:span></text:a></text:span><text:span text:style-name="T28_45"><text:a xlink:type="simple" xlink:href="http://img08.deviantart.net/f409/i/2013/158/b/1/vampire_hunting_kit_full_view_by_pureblackmagik-d687k1z.jpg"><text:span text:style-name="T28_46">_</text:span></text:a></text:span><text:span text:style-name="T28_47"><text:a xlink:type="simple" xlink:href="http://img08.deviantart.net/f409/i/2013/158/b/1/vampire_hunting_kit_full_view_by_pureblackmagik-d687k1z.jpg"><text:span text:style-name="T28_48">full</text:span></text:a></text:span><text:span text:style-name="T28_49"><text:a xlink:type="simple" xlink:href="http://img08.deviantart.net/f409/i/2013/158/b/1/vampire_hunting_kit_full_view_by_pureblackmagik-d687k1z.jpg"><text:span text:style-name="T28_50">_</text:span></text:a></text:span><text:span text:style-name="T28_51"><text:a xlink:type="simple" xlink:href="http://img08.deviantart.net/f409/i/2013/158/b/1/vampire_hunting_kit_full_view_by_pureblackmagik-d687k1z.jpg"><text:span text:style-name="T28_52">view</text:span></text:a></text:span><text:span text:style-name="T28_53"><text:a xlink:type="simple" xlink:href="http://img08.deviantart.net/f409/i/2013/158/b/1/vampire_hunting_kit_full_view_by_pureblackmagik-d687k1z.jpg"><text:span text:style-name="T28_54">_</text:span></text:a></text:span><text:span text:style-name="T28_55"><text:a xlink:type="simple" xlink:href="http://img08.deviantart.net/f409/i/2013/158/b/1/vampire_hunting_kit_full_view_by_pureblackmagik-d687k1z.jpg"><text:span text:style-name="T28_56">by</text:span></text:a></text:span><text:span text:style-name="T28_57"><text:a xlink:type="simple" xlink:href="http://img08.deviantart.net/f409/i/2013/158/b/1/vampire_hunting_kit_full_view_by_pureblackmagik-d687k1z.jpg"><text:span text:style-name="T28_58">_</text:span></text:a></text:span><text:span text:style-name="T28_59"><text:a xlink:type="simple" xlink:href="http://img08.deviantart.net/f409/i/2013/158/b/1/vampire_hunting_kit_full_view_by_pureblackmagik-d687k1z.jpg"><text:span text:style-name="T28_60">pureblackmagik</text:span></text:a></text:span><text:span text:style-name="T28_61"><text:a xlink:type="simple" xlink:href="http://img08.deviantart.net/f409/i/2013/158/b/1/vampire_hunting_kit_full_view_by_pureblackmagik-d687k1z.jpg"><text:span text:style-name="T28_62">-</text:span></text:a></text:span><text:span text:style-name="T28_63"><text:a xlink:type="simple" xlink:href="http://img08.deviantart.net/f409/i/2013/158/b/1/vampire_hunting_kit_full_view_by_pureblackmagik-d687k1z.jpg"><text:span text:style-name="T28_64">d</text:span></text:a></text:span><text:span text:style-name="T28_65"><text:a xlink:type="simple" xlink:href="http://img08.deviantart.net/f409/i/2013/158/b/1/vampire_hunting_kit_full_view_by_pureblackmagik-d687k1z.jpg"><text:span text:style-name="T28_66">687</text:span></text:a></text:span><text:span text:style-name="T28_67"><text:a xlink:type="simple" xlink:href="http://img08.deviantart.net/f409/i/2013/158/b/1/vampire_hunting_kit_full_view_by_pureblackmagik-d687k1z.jpg"><text:span text:style-name="T28_68">k</text:span></text:a></text:span><text:span text:style-name="T28_69"><text:a xlink:type="simple" xlink:href="http://img08.deviantart.net/f409/i/2013/158/b/1/vampire_hunting_kit_full_view_by_pureblackmagik-d687k1z.jpg"><text:span text:style-name="T28_70">1</text:span></text:a></text:span><text:span text:style-name="T28_71"><text:a xlink:type="simple" xlink:href="http://img08.deviantart.net/f409/i/2013/158/b/1/vampire_hunting_kit_full_view_by_pureblackmagik-d687k1z.jpg"><text:span text:style-name="T28_72">z</text:span></text:a></text:span><text:span text:style-name="T28_73"><text:a xlink:type="simple" xlink:href="http://img08.deviantart.net/f409/i/2013/158/b/1/vampire_hunting_kit_full_view_by_pureblackmagik-d687k1z.jpg"><text:span text:style-name="T28_74">.</text:span></text:a></text:span><text:span text:style-name="T28_75"><text:a xlink:type="simple" xlink:href="http://img08.deviantart.net/f409/i/2013/158/b/1/vampire_hunting_kit_full_view_by_pureblackmagik-d687k1z.jpg"><text:span text:style-name="T28_76">jpg</text:span></text:a></text:span></text:p>
      <text:p text:style-name="P29"/>
      <text:p text:style-name="P30"><text:span text:style-name="T30_1">Link</text:span><text:span text:style-name="T30_2"><text:s/></text:span><text:span text:style-name="T30_3">do</text:span><text:span text:style-name="T30_4"><text:s/></text:span><text:span text:style-name="T30_5">źródła</text:span><text:span text:style-name="T30_6">:</text:span></text:p>
      <text:p text:style-name="P31"><text:span text:style-name="T31_1"><text:a xlink:type="simple" xlink:href="http://urbangardener.co/garlic-galore/"><text:span text:style-name="T31_2">http</text:span></text:a></text:span><text:span text:style-name="T31_3"><text:a xlink:type="simple" xlink:href="http://urbangardener.co/garlic-galore/"><text:span text:style-name="T31_4">://</text:span></text:a></text:span><text:span text:style-name="T31_5"><text:a xlink:type="simple" xlink:href="http://urbangardener.co/garlic-galore/"><text:span text:style-name="T31_6">urbangardener</text:span></text:a></text:span><text:span text:style-name="T31_7"><text:a xlink:type="simple" xlink:href="http://urbangardener.co/garlic-galore/"><text:span text:style-name="T31_8">.</text:span></text:a></text:span><text:span text:style-name="T31_9"><text:a xlink:type="simple" xlink:href="http://urbangardener.co/garlic-galore/"><text:span text:style-name="T31_10">co</text:span></text:a></text:span><text:span text:style-name="T31_11"><text:a xlink:type="simple" xlink:href="http://urbangardener.co/garlic-galore/"><text:span text:style-name="T31_12">/</text:span></text:a></text:span><text:span text:style-name="T31_13"><text:a xlink:type="simple" xlink:href="http://urbangardener.co/garlic-galore/"><text:span text:style-name="T31_14">garlic</text:span></text:a></text:span><text:span text:style-name="T31_15"><text:a xlink:type="simple" xlink:href="http://urbangardener.co/garlic-galore/"><text:span text:style-name="T31_16">-</text:span></text:a></text:span><text:span text:style-name="T31_17"><text:a xlink:type="simple" xlink:href="http://urbangardener.co/garlic-galore/"><text:span text:style-name="T31_18">galore</text:span></text:a></text:span><text:span text:style-name="T31_19"><text:a xlink:type="simple" xlink:href="http://urbangardener.co/garlic-galore/"><text:span text:style-name="T31_20">/</text:span></text:a></text:span></text:p>
      <text:p text:style-name="P32"><text:span text:style-name="T32_1">Link</text:span><text:span text:style-name="T32_2"><text:s/></text:span><text:span text:style-name="T32_3">do</text:span><text:span text:style-name="T32_4"><text:s/></text:span><text:span text:style-name="T32_5">obrazka</text:span><text:span text:style-name="T32_6">:</text:span></text:p>
      <text:p text:style-name="P33"><text:span text:style-name="T33_1"><text:a xlink:type="simple" xlink:href="http://urbangardener.co/wp-content/uploads/2013/10/IMG_8017.jpg"><text:span text:style-name="T33_2">http</text:span></text:a></text:span><text:span text:style-name="T33_3"><text:a xlink:type="simple" xlink:href="http://urbangardener.co/wp-content/uploads/2013/10/IMG_8017.jpg"><text:span text:style-name="T33_4">://</text:span></text:a></text:span><text:span text:style-name="T33_5"><text:a xlink:type="simple" xlink:href="http://urbangardener.co/wp-content/uploads/2013/10/IMG_8017.jpg"><text:span text:style-name="T33_6">urbangardener</text:span></text:a></text:span><text:span text:style-name="T33_7"><text:a xlink:type="simple" xlink:href="http://urbangardener.co/wp-content/uploads/2013/10/IMG_8017.jpg"><text:span text:style-name="T33_8">.</text:span></text:a></text:span><text:span text:style-name="T33_9"><text:a xlink:type="simple" xlink:href="http://urbangardener.co/wp-content/uploads/2013/10/IMG_8017.jpg"><text:span text:style-name="T33_10">co</text:span></text:a></text:span><text:span text:style-name="T33_11"><text:a xlink:type="simple" xlink:href="http://urbangardener.co/wp-content/uploads/2013/10/IMG_8017.jpg"><text:span text:style-name="T33_12">/</text:span></text:a></text:span><text:span text:style-name="T33_13"><text:a xlink:type="simple" xlink:href="http://urbangardener.co/wp-content/uploads/2013/10/IMG_8017.jpg"><text:span text:style-name="T33_14">wp</text:span></text:a></text:span><text:span text:style-name="T33_15"><text:a xlink:type="simple" xlink:href="http://urbangardener.co/wp-content/uploads/2013/10/IMG_8017.jpg"><text:span text:style-name="T33_16">-</text:span></text:a></text:span><text:span text:style-name="T33_17"><text:a xlink:type="simple" xlink:href="http://urbangardener.co/wp-content/uploads/2013/10/IMG_8017.jpg"><text:span text:style-name="T33_18">content</text:span></text:a></text:span><text:span text:style-name="T33_19"><text:a xlink:type="simple" xlink:href="http://urbangardener.co/wp-content/uploads/2013/10/IMG_8017.jpg"><text:span text:style-name="T33_20">/</text:span></text:a></text:span><text:span text:style-name="T33_21"><text:a xlink:type="simple" xlink:href="http://urbangardener.co/wp-content/uploads/2013/10/IMG_8017.jpg"><text:span text:style-name="T33_22">uploads</text:span></text:a></text:span><text:span text:style-name="T33_23"><text:a xlink:type="simple" xlink:href="http://urbangardener.co/wp-content/uploads/2013/10/IMG_8017.jpg"><text:span text:style-name="T33_24">/2013/10/</text:span></text:a></text:span><text:span text:style-name="T33_25"><text:a xlink:type="simple" xlink:href="http://urbangardener.co/wp-content/uploads/2013/10/IMG_8017.jpg"><text:span text:style-name="T33_26">IMG</text:span></text:a></text:span><text:span text:style-name="T33_27"><text:a xlink:type="simple" xlink:href="http://urbangardener.co/wp-content/uploads/2013/10/IMG_8017.jpg"><text:span text:style-name="T33_28">_8017.</text:span></text:a></text:span><text:span text:style-name="T33_29"><text:a xlink:type="simple" xlink:href="http://urbangardener.co/wp-content/uploads/2013/10/IMG_8017.jpg"><text:span text:style-name="T33_30">jpg</text:span></text:a></text:span></text:p>
      <text:p text:style-name="P34"/>
      <text:p text:style-name="P35"><text:span text:style-name="T35_1">Poddaję</text:span><text:span text:style-name="T35_2"><text:s/></text:span><text:span text:style-name="T35_3">się</text:span><text:span text:style-name="T35_4">!<text:s/></text:span><text:span text:style-name="T35_5">Nie</text:span><text:span text:style-name="T35_6"><text:s/></text:span><text:span text:style-name="T35_7">mogę</text:span><text:span text:style-name="T35_8"><text:s/></text:span><text:span text:style-name="T35_9">znaleźć</text:span><text:span text:style-name="T35_10"><text:s/></text:span><text:span text:style-name="T35_11">nic</text:span><text:span text:style-name="T35_12"><text:s/></text:span><text:span text:style-name="T35_13">ponad</text:span><text:span text:style-name="T35_14"><text:s/></text:span><text:span text:style-name="T35_15">to</text:span><text:span text:style-name="T35_16">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